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8669in" svg:y="4.6402in">
            <draw:object draw:notify-on-update-of-ranges="Sheet1.B20:Sheet1.I20 Sheet1.A32:Sheet1.A32 Sheet1.B32:Sheet1.I32 Sheet1.A33:Sheet1.A33 Sheet1.B33:Sheet1.I33 Sheet1.A34:Sheet1.A34 Sheet1.B34:Sheet1.I34 Sheet1.A35:Sheet1.A35 Sheet1.B35:Sheet1.I35 Sheet1.A36:Sheet1.A36 Sheet1.B36:Sheet1.I36 Sheet1.A37:Sheet1.A37 Sheet1.B37:Sheet1.I37 Sheet1.A38:Sheet1.A38 Sheet1.B38:Sheet1.I38 Sheet1.A39:Sheet1.A39 Sheet1.B39:Sheet1.I39 Sheet1.A40:Sheet1.A40 Sheet1.B40:Sheet1.I40 Sheet1.A41:Sheet1.A41 Sheet1.B41:Sheet1.I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5in" svg:height="4.5in" svg:x="8.9575in" svg:y="9.5866in">
            <draw:object draw:notify-on-update-of-ranges="Sheet1.B20:Sheet1.I20 Sheet1.A32:Sheet1.A32 Sheet1.B55:Sheet1.I55 Sheet1.A33:Sheet1.A33 Sheet1.B56:Sheet1.I56 Sheet1.A34:Sheet1.A34 Sheet1.B57:Sheet1.I57 Sheet1.A35:Sheet1.A35 Sheet1.B58:Sheet1.I58 Sheet1.A36:Sheet1.A36 Sheet1.B59:Sheet1.I59 Sheet1.A37:Sheet1.A37 Sheet1.B60:Sheet1.I60 Sheet1.A38:Sheet1.A38 Sheet1.B61:Sheet1.I61 Sheet1.A39:Sheet1.A39 Sheet1.B62:Sheet1.I62 Sheet1.A52:Sheet1.A52 Sheet1.B63:Sheet1.I63 Sheet1.A64:Sheet1.A64 Sheet1.B64:Sheet1.I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5in" svg:height="4.5in" svg:x="9.0945in" svg:y="14.5335in">
            <draw:object draw:notify-on-update-of-ranges="Sheet1.B20:Sheet1.I20 Sheet1.A32:Sheet1.A32 Sheet1.B76:Sheet1.I76 Sheet1.A33:Sheet1.A33 Sheet1.B77:Sheet1.I77 Sheet1.A34:Sheet1.A34 Sheet1.B78:Sheet1.I78 Sheet1.A35:Sheet1.A35 Sheet1.B79:Sheet1.I79 Sheet1.A36:Sheet1.A36 Sheet1.B80:Sheet1.I80 Sheet1.A37:Sheet1.A37 Sheet1.B81:Sheet1.I81 Sheet1.A38:Sheet1.A38 Sheet1.B82:Sheet1.I82 Sheet1.A39:Sheet1.A39 Sheet1.B83:Sheet1.I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5in" svg:height="4.5in" svg:x="8.8547in" svg:y="0.0256in">
            <draw:object draw:notify-on-update-of-ranges="Sheet1.B2:Sheet1.I2 Sheet1.A16:Sheet1.A16 Sheet1.B16:Sheet1.I16 Sheet1.A12:Sheet1.A12 Sheet1.B12:Sheet1.I12 Sheet1.A13:Sheet1.A13 Sheet1.B13:Sheet1.I13 Sheet1.A14:Sheet1.A14 Sheet1.B14:Sheet1.I14 Sheet1.A15:Sheet1.A15 Sheet1.B15:Sheet1.I15 Sheet1.A17:Sheet1.A17 Sheet1.B17:Sheet1.I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in" svg:height="4.5in" svg:x="9.0791in" svg:y="19.5354in">
            <draw:object draw:notify-on-update-of-ranges="Sheet1.B20:Sheet1.I20 Sheet1.A32:Sheet1.A32 Sheet1.B95:Sheet1.I95 Sheet1.A33:Sheet1.A33 Sheet1.B96:Sheet1.I96 Sheet1.A34:Sheet1.A34 Sheet1.B97:Sheet1.I97 Sheet1.A35:Sheet1.A35 Sheet1.B98:Sheet1.I98 Sheet1.A36:Sheet1.A36 Sheet1.B99:Sheet1.I99 Sheet1.A37:Sheet1.A37 Sheet1.B100:Sheet1.I100 Sheet1.A38:Sheet1.A38 Sheet1.B101:Sheet1.I101 Sheet1.A39:Sheet1.A39 Sheet1.B102:Sheet1.I10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1" table:formula="of:=HARMEAN([.B3:.I3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1" table:formula="of:=HARMEAN([.B4:.I4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1" table:formula="of:=HARMEAN([.B5:.I5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1" table:formula="of:=HARMEAN([.B6:.I6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1" table:formula="of:=HARMEAN([.B7:.I7])" office:value-type="float" office:value="0.770616038045656" calcext:value-type="float">
            <text:p>0.770616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1" table:formula="of:=HARMEAN([.B8:.I8])" office:value-type="float" office:value="0.926196995283301" calcext:value-type="float">
            <text:p>0.92619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2788462528619" calcext:value-type="float">
            <text:p>0.1627884625</text:p>
          </table:table-cell>
          <table:table-cell table:formula="of:=[.C8]/[.C7]-1" office:value-type="float" office:value="-0.00295326988863553" calcext:value-type="float">
            <text:p>-0.0029532699</text:p>
          </table:table-cell>
          <table:table-cell table:formula="of:=[.D8]/[.D7]-1" office:value-type="float" office:value="0.905904289318119" calcext:value-type="float">
            <text:p>0.9059042893</text:p>
          </table:table-cell>
          <table:table-cell table:formula="of:=[.E8]/[.E7]-1" office:value-type="float" office:value="0.649908092246761" calcext:value-type="float">
            <text:p>0.6499080922</text:p>
          </table:table-cell>
          <table:table-cell table:formula="of:=[.F8]/[.F7]-1" office:value-type="float" office:value="0.0341263158095355" calcext:value-type="float">
            <text:p>0.0341263158</text:p>
          </table:table-cell>
          <table:table-cell table:formula="of:=[.G8]/[.G7]-1" office:value-type="float" office:value="0.0858706132453564" calcext:value-type="float">
            <text:p>0.0858706132</text:p>
          </table:table-cell>
          <table:table-cell table:formula="of:=[.H8]/[.H7]-1" office:value-type="float" office:value="0.200553401286306" calcext:value-type="float">
            <text:p>0.2005534013</text:p>
          </table:table-cell>
          <table:table-cell table:formula="of:=[.I8]/[.I7]-1" office:value-type="float" office:value="0.00970261642615067" calcext:value-type="float">
            <text:p>0.00970261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IP Stride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  <table:table-cell table:style-name="ce11" table:formula="of:=HARMEAN([.B21:.I21])" office:value-type="float" office:value="0.853593367873305" calcext:value-type="float">
            <text:p>0.8535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  <table:table-cell table:style-name="ce11" table:formula="of:=HARMEAN([.B22:.I22])" office:value-type="float" office:value="0.842161342614325" calcext:value-type="float">
            <text:p>0.842161</text:p>
          </table:table-cell>
          <table:table-cell/>
        </table:table-row>
        <table:table-row table:style-name="ro1">
          <table:table-cell table:style-name="ce6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1" table:formula="of:=HARMEAN([.B23:.I23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  <table:table-cell table:style-name="ce11" table:formula="of:=HARMEAN([.B24:.I24])" office:value-type="float" office:value="0.863907024512869" calcext:value-type="float">
            <text:p>0.8639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  <table:table-cell table:style-name="ce11" table:formula="of:=HARMEAN([.B25:.I25])" office:value-type="float" office:value="0.872876653533875" calcext:value-type="float">
            <text:p>0.8728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  <table:table-cell table:style-name="ce11" table:formula="of:=HARMEAN([.B26:.I26])" office:value-type="float" office:value="0.876202878677254" calcext:value-type="float">
            <text:p>0.8762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  <table:table-cell table:style-name="ce11" table:formula="of:=HARMEAN([.B27:.I27])" office:value-type="float" office:value="0.869525235290111" calcext:value-type="float">
            <text:p>0.8695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  <table:table-cell table:style-name="ce11" table:formula="of:=HARMEAN([.B28:.I28])" office:value-type="float" office:value="0.864003613576959" calcext:value-type="float">
            <text:p>0.8640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  <table:table-cell table:style-name="ce11" table:formula="of:=HARMEAN([.B29:.I29])" office:value-type="float" office:value="0.858741504986423" calcext:value-type="float">
            <text:p>0.858742</text:p>
          </table:table-cell>
          <table:table-cell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  <table:table-cell table:style-name="ce11" table:formula="of:=HARMEAN([.B30:.I30])" office:value-type="float" office:value="0.854918507633566" calcext:value-type="float">
            <text:p>0.854919</text:p>
          </table:table-cell>
          <table:table-cell/>
        </table:table-row>
        <table:table-row table:style-name="ro1">
          <table:table-cell table:style-name="ce3" table:number-columns-repeated="9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/[.B21]-1" office:value-type="float" office:value="0" calcext:value-type="float">
            <text:p>0</text:p>
          </table:table-cell>
          <table:table-cell table:formula="of:=[.C21]/[.C21]-1" office:value-type="float" office:value="0" calcext:value-type="float">
            <text:p>0</text:p>
          </table:table-cell>
          <table:table-cell table:formula="of:=[.D21]/[.D21]-1" office:value-type="float" office:value="0" calcext:value-type="float">
            <text:p>0</text:p>
          </table:table-cell>
          <table:table-cell table:formula="of:=[.E21]/[.E21]-1" office:value-type="float" office:value="0" calcext:value-type="float">
            <text:p>0</text:p>
          </table:table-cell>
          <table:table-cell table:formula="of:=[.F21]/[.F21]-1" office:value-type="float" office:value="0" calcext:value-type="float">
            <text:p>0</text:p>
          </table:table-cell>
          <table:table-cell table:formula="of:=[.G21]/[.G21]-1" office:value-type="float" office:value="0" calcext:value-type="float">
            <text:p>0</text:p>
          </table:table-cell>
          <table:table-cell table:formula="of:=[.H21]/[.H21]-1" office:value-type="float" office:value="0" calcext:value-type="float">
            <text:p>0</text:p>
          </table:table-cell>
          <table:table-cell table:formula="of:=[.I21]/[.I21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22]/[.B21]-1" office:value-type="float" office:value="0.00616321671238107" calcext:value-type="float">
            <text:p>0.006163</text:p>
          </table:table-cell>
          <table:table-cell table:style-name="ce11" table:formula="of:=[.C22]/[.C21]-1" office:value-type="float" office:value="-0.000190205738240468" calcext:value-type="float">
            <text:p>-0.000190</text:p>
          </table:table-cell>
          <table:table-cell table:style-name="ce11" table:formula="of:=[.D22]/[.D21]-1" office:value-type="float" office:value="-0.240568441881615" calcext:value-type="float">
            <text:p>-0.240568</text:p>
          </table:table-cell>
          <table:table-cell table:style-name="ce11" table:formula="of:=[.E22]/[.E21]-1" office:value-type="float" office:value="-0.0740332784082505" calcext:value-type="float">
            <text:p>-0.074033</text:p>
          </table:table-cell>
          <table:table-cell table:style-name="ce11" table:formula="of:=[.F22]/[.F21]-1" office:value-type="float" office:value="0.0119066686343818" calcext:value-type="float">
            <text:p>0.011907</text:p>
          </table:table-cell>
          <table:table-cell table:style-name="ce11" table:formula="of:=[.G22]/[.G21]-1" office:value-type="float" office:value="0.00307903521664321" calcext:value-type="float">
            <text:p>0.003079</text:p>
          </table:table-cell>
          <table:table-cell table:style-name="ce11" table:formula="of:=[.H22]/[.H21]-1" office:value-type="float" office:value="0.0706168846868767" calcext:value-type="float">
            <text:p>0.070617</text:p>
          </table:table-cell>
          <table:table-cell table:style-name="ce11" table:formula="of:=[.I22]/[.I21]-1" office:value-type="float" office:value="-0.00426393439382045" calcext:value-type="float">
            <text:p>-0.004264</text:p>
          </table:table-cell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23]/[.B21]-1" office:value-type="float" office:value="0.0116357848070461" calcext:value-type="float">
            <text:p>0.011636</text:p>
          </table:table-cell>
          <table:table-cell table:style-name="ce11" table:formula="of:=[.C23]/[.C21]-1" office:value-type="float" office:value="0.0000255154039101591" calcext:value-type="float">
            <text:p>0.000026</text:p>
          </table:table-cell>
          <table:table-cell table:style-name="ce11" table:formula="of:=[.D23]/[.D21]-1" office:value-type="float" office:value="-0.198615924599082" calcext:value-type="float">
            <text:p>-0.198616</text:p>
          </table:table-cell>
          <table:table-cell table:style-name="ce11" table:formula="of:=[.E23]/[.E21]-1" office:value-type="float" office:value="-0.0317441752465609" calcext:value-type="float">
            <text:p>-0.031744</text:p>
          </table:table-cell>
          <table:table-cell table:style-name="ce11" table:formula="of:=[.F23]/[.F21]-1" office:value-type="float" office:value="0.0175851416959334" calcext:value-type="float">
            <text:p>0.017585</text:p>
          </table:table-cell>
          <table:table-cell table:style-name="ce11" table:formula="of:=[.G23]/[.G21]-1" office:value-type="float" office:value="0.00525800093424933" calcext:value-type="float">
            <text:p>0.005258</text:p>
          </table:table-cell>
          <table:table-cell table:style-name="ce11" table:formula="of:=[.H23]/[.H21]-1" office:value-type="float" office:value="0.095199042168197" calcext:value-type="float">
            <text:p>0.095199</text:p>
          </table:table-cell>
          <table:table-cell table:style-name="ce11" table:formula="of:=[.I23]/[.I21]-1" office:value-type="float" office:value="-0.00396379654607826" calcext:value-type="float">
            <text:p>-0.0039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24]/[.B21]-1" office:value-type="float" office:value="0.0207885233932552" calcext:value-type="float">
            <text:p>0.020789</text:p>
          </table:table-cell>
          <table:table-cell table:style-name="ce11" table:formula="of:=[.C24]/[.C21]-1" office:value-type="float" office:value="0.0000333439937463265" calcext:value-type="float">
            <text:p>0.000033</text:p>
          </table:table-cell>
          <table:table-cell table:style-name="ce11" table:formula="of:=[.D24]/[.D21]-1" office:value-type="float" office:value="-0.138855678817082" calcext:value-type="float">
            <text:p>-0.138856</text:p>
          </table:table-cell>
          <table:table-cell table:style-name="ce11" table:formula="of:=[.E24]/[.E21]-1" office:value-type="float" office:value="0.00867839242653057" calcext:value-type="float">
            <text:p>0.008678</text:p>
          </table:table-cell>
          <table:table-cell table:style-name="ce11" table:formula="of:=[.F24]/[.F21]-1" office:value-type="float" office:value="0.0110737462031545" calcext:value-type="float">
            <text:p>0.011074</text:p>
          </table:table-cell>
          <table:table-cell table:style-name="ce11" table:formula="of:=[.G24]/[.G21]-1" office:value-type="float" office:value="0.00588747991933558" calcext:value-type="float">
            <text:p>0.005887</text:p>
          </table:table-cell>
          <table:table-cell table:style-name="ce11" table:formula="of:=[.H24]/[.H21]-1" office:value-type="float" office:value="0.12165256933739" calcext:value-type="float">
            <text:p>0.121653</text:p>
          </table:table-cell>
          <table:table-cell table:style-name="ce11" table:formula="of:=[.I24]/[.I21]-1" office:value-type="float" office:value="-0.00269584893181474" calcext:value-type="float">
            <text:p>-0.0026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25]/[.B21]-1" office:value-type="float" office:value="0.0237977780847327" calcext:value-type="float">
            <text:p>0.023798</text:p>
          </table:table-cell>
          <table:table-cell table:style-name="ce11" table:formula="of:=[.C25]/[.C21]-1" office:value-type="float" office:value="0.0000466815912449903" calcext:value-type="float">
            <text:p>0.000047</text:p>
          </table:table-cell>
          <table:table-cell table:style-name="ce11" table:formula="of:=[.D25]/[.D21]-1" office:value-type="float" office:value="-0.0358384743927115" calcext:value-type="float">
            <text:p>-0.035838</text:p>
          </table:table-cell>
          <table:table-cell table:style-name="ce11" table:formula="of:=[.E25]/[.E21]-1" office:value-type="float" office:value="0.0214489901926047" calcext:value-type="float">
            <text:p>0.021449</text:p>
          </table:table-cell>
          <table:table-cell table:style-name="ce11" table:formula="of:=[.F25]/[.F21]-1" office:value-type="float" office:value="0.0248017049893847" calcext:value-type="float">
            <text:p>0.024802</text:p>
          </table:table-cell>
          <table:table-cell table:style-name="ce11" table:formula="of:=[.G25]/[.G21]-1" office:value-type="float" office:value="0.00286256280548236" calcext:value-type="float">
            <text:p>0.002863</text:p>
          </table:table-cell>
          <table:table-cell table:style-name="ce11" table:formula="of:=[.H25]/[.H21]-1" office:value-type="float" office:value="0.14110997851068" calcext:value-type="float">
            <text:p>0.141110</text:p>
          </table:table-cell>
          <table:table-cell table:style-name="ce11" table:formula="of:=[.I25]/[.I21]-1" office:value-type="float" office:value="0.000780448265760292" calcext:value-type="float">
            <text:p>0.00078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26]/[.B21]-1" office:value-type="float" office:value="0.0267708559438535" calcext:value-type="float">
            <text:p>0.026771</text:p>
          </table:table-cell>
          <table:table-cell table:style-name="ce11" table:formula="of:=[.C26]/[.C21]-1" office:value-type="float" office:value="-0.000359245289146104" calcext:value-type="float">
            <text:p>-0.000359</text:p>
          </table:table-cell>
          <table:table-cell table:style-name="ce11" table:formula="of:=[.D26]/[.D21]-1" office:value-type="float" office:value="-0.00700032663632422" calcext:value-type="float">
            <text:p>-0.007000</text:p>
          </table:table-cell>
          <table:table-cell table:style-name="ce11" table:formula="of:=[.E26]/[.E21]-1" office:value-type="float" office:value="0.0202449956828197" calcext:value-type="float">
            <text:p>0.020245</text:p>
          </table:table-cell>
          <table:table-cell table:style-name="ce11" table:formula="of:=[.F26]/[.F21]-1" office:value-type="float" office:value="0.0264518165229533" calcext:value-type="float">
            <text:p>0.026452</text:p>
          </table:table-cell>
          <table:table-cell table:style-name="ce11" table:formula="of:=[.G26]/[.G21]-1" office:value-type="float" office:value="0.00398480135807944" calcext:value-type="float">
            <text:p>0.003985</text:p>
          </table:table-cell>
          <table:table-cell table:style-name="ce11" table:formula="of:=[.H26]/[.H21]-1" office:value-type="float" office:value="0.149570310308877" calcext:value-type="float">
            <text:p>0.149570</text:p>
          </table:table-cell>
          <table:table-cell table:style-name="ce11" table:formula="of:=[.I26]/[.I21]-1" office:value-type="float" office:value="0.00224159838680404" calcext:value-type="float">
            <text:p>0.0022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27]/[.B21]-1" office:value-type="float" office:value="0.0239359078082759" calcext:value-type="float">
            <text:p>0.023936</text:p>
          </table:table-cell>
          <table:table-cell table:style-name="ce11" table:formula="of:=[.C27]/[.C21]-1" office:value-type="float" office:value="-0.0000200063962478847" calcext:value-type="float">
            <text:p>-0.000020</text:p>
          </table:table-cell>
          <table:table-cell table:style-name="ce11" table:formula="of:=[.D27]/[.D21]-1" office:value-type="float" office:value="-0.068223335088368" calcext:value-type="float">
            <text:p>-0.068223</text:p>
          </table:table-cell>
          <table:table-cell table:style-name="ce11" table:formula="of:=[.E27]/[.E21]-1" office:value-type="float" office:value="-0.00468113065404419" calcext:value-type="float">
            <text:p>-0.004681</text:p>
          </table:table-cell>
          <table:table-cell table:style-name="ce11" table:formula="of:=[.F27]/[.F21]-1" office:value-type="float" office:value="0.028647245235712" calcext:value-type="float">
            <text:p>0.028647</text:p>
          </table:table-cell>
          <table:table-cell table:style-name="ce11" table:formula="of:=[.G27]/[.G21]-1" office:value-type="float" office:value="0.000489911246311259" calcext:value-type="float">
            <text:p>0.000490</text:p>
          </table:table-cell>
          <table:table-cell table:style-name="ce11" table:formula="of:=[.H27]/[.H21]-1" office:value-type="float" office:value="0.149101258991762" calcext:value-type="float">
            <text:p>0.149101</text:p>
          </table:table-cell>
          <table:table-cell table:style-name="ce11" table:formula="of:=[.I27]/[.I21]-1" office:value-type="float" office:value="0.00211489348700877" calcext:value-type="float">
            <text:p>0.002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28]/[.B21]-1" office:value-type="float" office:value="0.0268399208056251" calcext:value-type="float">
            <text:p>0.026840</text:p>
          </table:table-cell>
          <table:table-cell table:style-name="ce11" table:formula="of:=[.C28]/[.C21]-1" office:value-type="float" office:value="-0.0000423323746693294" calcext:value-type="float">
            <text:p>-0.000042</text:p>
          </table:table-cell>
          <table:table-cell table:style-name="ce11" table:formula="of:=[.D28]/[.D21]-1" office:value-type="float" office:value="-0.0860668305283461" calcext:value-type="float">
            <text:p>-0.086067</text:p>
          </table:table-cell>
          <table:table-cell table:style-name="ce11" table:formula="of:=[.E28]/[.E21]-1" office:value-type="float" office:value="-0.0412474759115098" calcext:value-type="float">
            <text:p>-0.041247</text:p>
          </table:table-cell>
          <table:table-cell table:style-name="ce11" table:formula="of:=[.F28]/[.F21]-1" office:value-type="float" office:value="0.0281157733859414" calcext:value-type="float">
            <text:p>0.028116</text:p>
          </table:table-cell>
          <table:table-cell table:style-name="ce11" table:formula="of:=[.G28]/[.G21]-1" office:value-type="float" office:value="-0.00384808194050434" calcext:value-type="float">
            <text:p>-0.003848</text:p>
          </table:table-cell>
          <table:table-cell table:style-name="ce11" table:formula="of:=[.H28]/[.H21]-1" office:value-type="float" office:value="0.124838249829304" calcext:value-type="float">
            <text:p>0.124838</text:p>
          </table:table-cell>
          <table:table-cell table:style-name="ce11" table:formula="of:=[.I28]/[.I21]-1" office:value-type="float" office:value="0.00260598730075423" calcext:value-type="float">
            <text:p>0.0026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29]/[.B21]-1" office:value-type="float" office:value="0.0248863718583709" calcext:value-type="float">
            <text:p>0.024886</text:p>
          </table:table-cell>
          <table:table-cell table:style-name="ce11" table:formula="of:=[.C29]/[.C21]-1" office:value-type="float" office:value="0.000480733405491707" calcext:value-type="float">
            <text:p>0.000481</text:p>
          </table:table-cell>
          <table:table-cell table:style-name="ce11" table:formula="of:=[.D29]/[.D21]-1" office:value-type="float" office:value="-0.101615981931383" calcext:value-type="float">
            <text:p>-0.101616</text:p>
          </table:table-cell>
          <table:table-cell table:style-name="ce11" table:formula="of:=[.E29]/[.E21]-1" office:value-type="float" office:value="-0.0678000268318776" calcext:value-type="float">
            <text:p>-0.067800</text:p>
          </table:table-cell>
          <table:table-cell table:style-name="ce11" table:formula="of:=[.F29]/[.F21]-1" office:value-type="float" office:value="0.0299015062145076" calcext:value-type="float">
            <text:p>0.029902</text:p>
          </table:table-cell>
          <table:table-cell table:style-name="ce11" table:formula="of:=[.G29]/[.G21]-1" office:value-type="float" office:value="-0.00891809367558771" calcext:value-type="float">
            <text:p>-0.008918</text:p>
          </table:table-cell>
          <table:table-cell table:style-name="ce11" table:formula="of:=[.H29]/[.H21]-1" office:value-type="float" office:value="0.116182560575318" calcext:value-type="float">
            <text:p>0.116183</text:p>
          </table:table-cell>
          <table:table-cell table:style-name="ce11" table:formula="of:=[.I29]/[.I21]-1" office:value-type="float" office:value="0.00345787556320776" calcext:value-type="float">
            <text:p>0.0034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30]/[.B21]-1" office:value-type="float" office:value="0.0255342660378475" calcext:value-type="float">
            <text:p>0.025534</text:p>
          </table:table-cell>
          <table:table-cell table:style-name="ce11" table:formula="of:=[.C30]/[.C21]-1" office:value-type="float" office:value="0.000514077399238033" calcext:value-type="float">
            <text:p>0.000514</text:p>
          </table:table-cell>
          <table:table-cell table:style-name="ce11" table:formula="of:=[.D30]/[.D21]-1" office:value-type="float" office:value="-0.10718563094724" calcext:value-type="float">
            <text:p>-0.107186</text:p>
          </table:table-cell>
          <table:table-cell table:style-name="ce11" table:formula="of:=[.E30]/[.E21]-1" office:value-type="float" office:value="-0.0940271552361721" calcext:value-type="float">
            <text:p>-0.094027</text:p>
          </table:table-cell>
          <table:table-cell table:style-name="ce11" table:formula="of:=[.F30]/[.F21]-1" office:value-type="float" office:value="0.0351347260685841" calcext:value-type="float">
            <text:p>0.035135</text:p>
          </table:table-cell>
          <table:table-cell table:style-name="ce11" table:formula="of:=[.G30]/[.G21]-1" office:value-type="float" office:value="-0.0128060521128847" calcext:value-type="float">
            <text:p>-0.012806</text:p>
          </table:table-cell>
          <table:table-cell table:style-name="ce11" table:formula="of:=[.H30]/[.H21]-1" office:value-type="float" office:value="0.106197086659407" calcext:value-type="float">
            <text:p>0.106197</text:p>
          </table:table-cell>
          <table:table-cell table:style-name="ce11" table:formula="of:=[.I30]/[.I21]-1" office:value-type="float" office:value="0.00103790183874874" calcext:value-type="float">
            <text:p>0.00103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rea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  <table:table-cell table:style-name="ce11" table:formula="of:=HARMEAN([.B44:.I44])" office:value-type="float" office:value="0.759975056244739" calcext:value-type="float">
            <text:p>0.759975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1" table:formula="of:=HARMEAN([.B45:.I45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  <table:table-cell table:style-name="ce11" table:formula="of:=HARMEAN([.B46:.I46])" office:value-type="float" office:value="0.760037320691321" calcext:value-type="float">
            <text:p>0.7600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  <table:table-cell table:style-name="ce11" table:formula="of:=HARMEAN([.B47:.I47])" office:value-type="float" office:value="0.759736369703057" calcext:value-type="float">
            <text:p>0.7597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  <table:table-cell table:style-name="ce11" table:formula="of:=HARMEAN([.B48:.I48])" office:value-type="float" office:value="0.741684632711965" calcext:value-type="float">
            <text:p>0.7416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  <table:table-cell table:style-name="ce11" table:formula="of:=HARMEAN([.B49:.I49])" office:value-type="float" office:value="0.742045820542102" calcext:value-type="float">
            <text:p>0.7420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  <table:table-cell table:style-name="ce11" table:formula="of:=HARMEAN([.B50:.I50])" office:value-type="float" office:value="0.743119423468505" calcext:value-type="float">
            <text:p>0.7431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  <table:table-cell table:style-name="ce11" table:formula="of:=HARMEAN([.B51:.I51])" office:value-type="float" office:value="0.752857891751185" calcext:value-type="float">
            <text:p>0.7528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  <table:table-cell table:style-name="ce11" table:formula="of:=HARMEAN([.B52:.I52])" office:value-type="float" office:value="0.753474878286028" calcext:value-type="float">
            <text:p>0.7534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  <table:table-cell table:style-name="ce11" table:formula="of:=HARMEAN([.B53:.I53])" office:value-type="float" office:value="0.747411110101455" calcext:value-type="float">
            <text:p>0.747411</text:p>
          </table:table-cell>
          <table:table-cell/>
        </table:table-row>
        <table:table-row table:style-name="ro1">
          <table:table-cell table:style-name="ce3" table:number-columns-repeated="9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]/[.B44]-1" office:value-type="float" office:value="0" calcext:value-type="float">
            <text:p>0</text:p>
          </table:table-cell>
          <table:table-cell table:formula="of:=[.C44]/[.C44]-1" office:value-type="float" office:value="0" calcext:value-type="float">
            <text:p>0</text:p>
          </table:table-cell>
          <table:table-cell table:formula="of:=[.D44]/[.D44]-1" office:value-type="float" office:value="0" calcext:value-type="float">
            <text:p>0</text:p>
          </table:table-cell>
          <table:table-cell table:formula="of:=[.E44]/[.E44]-1" office:value-type="float" office:value="0" calcext:value-type="float">
            <text:p>0</text:p>
          </table:table-cell>
          <table:table-cell table:formula="of:=[.F44]/[.F44]-1" office:value-type="float" office:value="0" calcext:value-type="float">
            <text:p>0</text:p>
          </table:table-cell>
          <table:table-cell table:formula="of:=[.G44]/[.G44]-1" office:value-type="float" office:value="0" calcext:value-type="float">
            <text:p>0</text:p>
          </table:table-cell>
          <table:table-cell table:formula="of:=[.H44]/[.H44]-1" office:value-type="float" office:value="0" calcext:value-type="float">
            <text:p>0</text:p>
          </table:table-cell>
          <table:table-cell table:formula="of:=[.I44]/[.I44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table:formula="of:=[.B45]/[.B44]-1" office:value-type="float" office:value="-0.0260271649258688" calcext:value-type="float">
            <text:p>-0.026027</text:p>
          </table:table-cell>
          <table:table-cell table:style-name="ce12" table:formula="of:=[.C45]/[.C44]-1" office:value-type="float" office:value="-0.00372703099517713" calcext:value-type="float">
            <text:p>-0.003727</text:p>
          </table:table-cell>
          <table:table-cell table:style-name="ce12" table:formula="of:=[.D45]/[.D44]-1" office:value-type="float" office:value="0.187002851285435" calcext:value-type="float">
            <text:p>0.187003</text:p>
          </table:table-cell>
          <table:table-cell table:style-name="ce12" table:formula="of:=[.E45]/[.E44]-1" office:value-type="float" office:value="0.035520798415053" calcext:value-type="float">
            <text:p>0.035521</text:p>
          </table:table-cell>
          <table:table-cell table:style-name="ce12" table:formula="of:=[.F45]/[.F44]-1" office:value-type="float" office:value="0.00680534212209794" calcext:value-type="float">
            <text:p>0.006805</text:p>
          </table:table-cell>
          <table:table-cell table:style-name="ce12" table:formula="of:=[.G45]/[.G44]-1" office:value-type="float" office:value="0.0130217513011384" calcext:value-type="float">
            <text:p>0.013022</text:p>
          </table:table-cell>
          <table:table-cell table:style-name="ce12" table:formula="of:=[.H45]/[.H44]-1" office:value-type="float" office:value="0.0746876329045372" calcext:value-type="float">
            <text:p>0.074688</text:p>
          </table:table-cell>
          <table:table-cell table:style-name="ce12" table:formula="of:=[.I45]/[.I44]-1" office:value-type="float" office:value="0.00977296619643786" calcext:value-type="float">
            <text:p>0.0097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[.B46]/[.B44]-1" office:value-type="float" office:value="-0.0678345794524614" calcext:value-type="float">
            <text:p>-0.067835</text:p>
          </table:table-cell>
          <table:table-cell table:style-name="ce12" table:formula="of:=[.C46]/[.C44]-1" office:value-type="float" office:value="-0.00233578423185898" calcext:value-type="float">
            <text:p>-0.002336</text:p>
          </table:table-cell>
          <table:table-cell table:style-name="ce12" table:formula="of:=[.D46]/[.D44]-1" office:value-type="float" office:value="0.17104225086599" calcext:value-type="float">
            <text:p>0.171042</text:p>
          </table:table-cell>
          <table:table-cell table:style-name="ce12" table:formula="of:=[.E46]/[.E44]-1" office:value-type="float" office:value="0.0412736582849413" calcext:value-type="float">
            <text:p>0.041274</text:p>
          </table:table-cell>
          <table:table-cell table:style-name="ce12" table:formula="of:=[.F46]/[.F44]-1" office:value-type="float" office:value="0.00666431192829564" calcext:value-type="float">
            <text:p>0.006664</text:p>
          </table:table-cell>
          <table:table-cell table:style-name="ce12" table:formula="of:=[.G46]/[.G44]-1" office:value-type="float" office:value="-0.00244676218715656" calcext:value-type="float">
            <text:p>-0.002447</text:p>
          </table:table-cell>
          <table:table-cell table:style-name="ce12" table:formula="of:=[.H46]/[.H44]-1" office:value-type="float" office:value="0.0862440170648151" calcext:value-type="float">
            <text:p>0.086244</text:p>
          </table:table-cell>
          <table:table-cell table:style-name="ce12" table:formula="of:=[.I46]/[.I44]-1" office:value-type="float" office:value="0.0119732656308751" calcext:value-type="float">
            <text:p>0.011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formula="of:=[.B47]/[.B44]-1" office:value-type="float" office:value="-0.112479329498396" calcext:value-type="float">
            <text:p>-0.112479</text:p>
          </table:table-cell>
          <table:table-cell table:style-name="ce12" table:formula="of:=[.C47]/[.C44]-1" office:value-type="float" office:value="-0.00431751213710307" calcext:value-type="float">
            <text:p>-0.004318</text:p>
          </table:table-cell>
          <table:table-cell table:style-name="ce12" table:formula="of:=[.D47]/[.D44]-1" office:value-type="float" office:value="0.346023517213752" calcext:value-type="float">
            <text:p>0.346024</text:p>
          </table:table-cell>
          <table:table-cell table:style-name="ce12" table:formula="of:=[.E47]/[.E44]-1" office:value-type="float" office:value="0.08198226770269" calcext:value-type="float">
            <text:p>0.081982</text:p>
          </table:table-cell>
          <table:table-cell table:style-name="ce12" table:formula="of:=[.F47]/[.F44]-1" office:value-type="float" office:value="0.0120758691620964" calcext:value-type="float">
            <text:p>0.012076</text:p>
          </table:table-cell>
          <table:table-cell table:style-name="ce12" table:formula="of:=[.G47]/[.G44]-1" office:value-type="float" office:value="0.00287035418808079" calcext:value-type="float">
            <text:p>0.002870</text:p>
          </table:table-cell>
          <table:table-cell table:style-name="ce12" table:formula="of:=[.H47]/[.H44]-1" office:value-type="float" office:value="0.119620967733711" calcext:value-type="float">
            <text:p>0.119621</text:p>
          </table:table-cell>
          <table:table-cell table:style-name="ce12" table:formula="of:=[.I47]/[.I44]-1" office:value-type="float" office:value="0.0136883661451768" calcext:value-type="float">
            <text:p>0.0136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[.B48]/[.B44]-1" office:value-type="float" office:value="-0.136881121648552" calcext:value-type="float">
            <text:p>-0.136881</text:p>
          </table:table-cell>
          <table:table-cell table:style-name="ce12" table:formula="of:=[.C48]/[.C44]-1" office:value-type="float" office:value="-0.00422834454705334" calcext:value-type="float">
            <text:p>-0.004228</text:p>
          </table:table-cell>
          <table:table-cell table:style-name="ce12" table:formula="of:=[.D48]/[.D44]-1" office:value-type="float" office:value="0.189794754577374" calcext:value-type="float">
            <text:p>0.189795</text:p>
          </table:table-cell>
          <table:table-cell table:style-name="ce12" table:formula="of:=[.E48]/[.E44]-1" office:value-type="float" office:value="0.0713356631144531" calcext:value-type="float">
            <text:p>0.071336</text:p>
          </table:table-cell>
          <table:table-cell table:style-name="ce12" table:formula="of:=[.F48]/[.F44]-1" office:value-type="float" office:value="0.00436717147429278" calcext:value-type="float">
            <text:p>0.004367</text:p>
          </table:table-cell>
          <table:table-cell table:style-name="ce12" table:formula="of:=[.G48]/[.G44]-1" office:value-type="float" office:value="-0.00763650474393407" calcext:value-type="float">
            <text:p>-0.007637</text:p>
          </table:table-cell>
          <table:table-cell table:style-name="ce12" table:formula="of:=[.H48]/[.H44]-1" office:value-type="float" office:value="0.113610750466345" calcext:value-type="float">
            <text:p>0.113611</text:p>
          </table:table-cell>
          <table:table-cell table:style-name="ce12" table:formula="of:=[.I48]/[.I44]-1" office:value-type="float" office:value="0.00479031137252361" calcext:value-type="float">
            <text:p>0.00479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.B49]/[.B44]-1" office:value-type="float" office:value="-0.158346642545192" calcext:value-type="float">
            <text:p>-0.158347</text:p>
          </table:table-cell>
          <table:table-cell table:style-name="ce12" table:formula="of:=[.C49]/[.C44]-1" office:value-type="float" office:value="-0.00634716399139701" calcext:value-type="float">
            <text:p>-0.006347</text:p>
          </table:table-cell>
          <table:table-cell table:style-name="ce12" table:formula="of:=[.D49]/[.D44]-1" office:value-type="float" office:value="0.258349082168862" calcext:value-type="float">
            <text:p>0.258349</text:p>
          </table:table-cell>
          <table:table-cell table:style-name="ce12" table:formula="of:=[.E49]/[.E44]-1" office:value-type="float" office:value="0.125448877630287" calcext:value-type="float">
            <text:p>0.125449</text:p>
          </table:table-cell>
          <table:table-cell table:style-name="ce12" table:formula="of:=[.F49]/[.F44]-1" office:value-type="float" office:value="0.0108644070919128" calcext:value-type="float">
            <text:p>0.010864</text:p>
          </table:table-cell>
          <table:table-cell table:style-name="ce12" table:formula="of:=[.G49]/[.G44]-1" office:value-type="float" office:value="-0.00297995491559266" calcext:value-type="float">
            <text:p>-0.002980</text:p>
          </table:table-cell>
          <table:table-cell table:style-name="ce12" table:formula="of:=[.H49]/[.H44]-1" office:value-type="float" office:value="0.121613834616526" calcext:value-type="float">
            <text:p>0.121614</text:p>
          </table:table-cell>
          <table:table-cell table:style-name="ce12" table:formula="of:=[.I49]/[.I44]-1" office:value-type="float" office:value="0.00383727469888639" calcext:value-type="float">
            <text:p>0.0038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table:formula="of:=[.B50]/[.B44]-1" office:value-type="float" office:value="-0.16672084575919" calcext:value-type="float">
            <text:p>-0.166721</text:p>
          </table:table-cell>
          <table:table-cell table:style-name="ce12" table:formula="of:=[.C50]/[.C44]-1" office:value-type="float" office:value="-0.0121593224424948" calcext:value-type="float">
            <text:p>-0.012159</text:p>
          </table:table-cell>
          <table:table-cell table:style-name="ce12" table:formula="of:=[.D50]/[.D44]-1" office:value-type="float" office:value="0.313312439616373" calcext:value-type="float">
            <text:p>0.313312</text:p>
          </table:table-cell>
          <table:table-cell table:style-name="ce12" table:formula="of:=[.E50]/[.E44]-1" office:value-type="float" office:value="0.11349051661324" calcext:value-type="float">
            <text:p>0.113491</text:p>
          </table:table-cell>
          <table:table-cell table:style-name="ce12" table:formula="of:=[.F50]/[.F44]-1" office:value-type="float" office:value="0.0190333587230034" calcext:value-type="float">
            <text:p>0.019033</text:p>
          </table:table-cell>
          <table:table-cell table:style-name="ce12" table:formula="of:=[.G50]/[.G44]-1" office:value-type="float" office:value="0.00263634182393391" calcext:value-type="float">
            <text:p>0.002636</text:p>
          </table:table-cell>
          <table:table-cell table:style-name="ce12" table:formula="of:=[.H50]/[.H44]-1" office:value-type="float" office:value="0.142915276640316" calcext:value-type="float">
            <text:p>0.142915</text:p>
          </table:table-cell>
          <table:table-cell table:style-name="ce12" table:formula="of:=[.I50]/[.I44]-1" office:value-type="float" office:value="0.00739128825795765" calcext:value-type="float">
            <text:p>0.0073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table:formula="of:=[.B51]/[.B44]-1" office:value-type="float" office:value="-0.170254264836827" calcext:value-type="float">
            <text:p>-0.170254</text:p>
          </table:table-cell>
          <table:table-cell table:style-name="ce12" table:formula="of:=[.C51]/[.C44]-1" office:value-type="float" office:value="-0.00854004772063532" calcext:value-type="float">
            <text:p>-0.008540</text:p>
          </table:table-cell>
          <table:table-cell table:style-name="ce12" table:formula="of:=[.D51]/[.D44]-1" office:value-type="float" office:value="0.511630888140067" calcext:value-type="float">
            <text:p>0.511631</text:p>
          </table:table-cell>
          <table:table-cell table:style-name="ce12" table:formula="of:=[.E51]/[.E44]-1" office:value-type="float" office:value="0.143035647256954" calcext:value-type="float">
            <text:p>0.143036</text:p>
          </table:table-cell>
          <table:table-cell table:style-name="ce12" table:formula="of:=[.F51]/[.F44]-1" office:value-type="float" office:value="0.0229027952565575" calcext:value-type="float">
            <text:p>0.022903</text:p>
          </table:table-cell>
          <table:table-cell table:style-name="ce12" table:formula="of:=[.G51]/[.G44]-1" office:value-type="float" office:value="0.00298291709741738" calcext:value-type="float">
            <text:p>0.002983</text:p>
          </table:table-cell>
          <table:table-cell table:style-name="ce12" table:formula="of:=[.H51]/[.H44]-1" office:value-type="float" office:value="0.195063319928567" calcext:value-type="float">
            <text:p>0.195063</text:p>
          </table:table-cell>
          <table:table-cell table:style-name="ce12" table:formula="of:=[.I51]/[.I44]-1" office:value-type="float" office:value="0.00218019703096628" calcext:value-type="float">
            <text:p>0.00218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table:formula="of:=[.B52]/[.B44]-1" office:value-type="float" office:value="-0.181190196882111" calcext:value-type="float">
            <text:p>-0.181190</text:p>
          </table:table-cell>
          <table:table-cell table:style-name="ce12" table:formula="of:=[.C52]/[.C44]-1" office:value-type="float" office:value="-0.0101717855737296" calcext:value-type="float">
            <text:p>-0.010172</text:p>
          </table:table-cell>
          <table:table-cell table:style-name="ce12" table:formula="of:=[.D52]/[.D44]-1" office:value-type="float" office:value="0.595141975163183" calcext:value-type="float">
            <text:p>0.595142</text:p>
          </table:table-cell>
          <table:table-cell table:style-name="ce12" table:formula="of:=[.E52]/[.E44]-1" office:value-type="float" office:value="0.17216025307766" calcext:value-type="float">
            <text:p>0.172160</text:p>
          </table:table-cell>
          <table:table-cell table:style-name="ce12" table:formula="of:=[.F52]/[.F44]-1" office:value-type="float" office:value="0.0240796350494337" calcext:value-type="float">
            <text:p>0.024080</text:p>
          </table:table-cell>
          <table:table-cell table:style-name="ce12" table:formula="of:=[.G52]/[.G44]-1" office:value-type="float" office:value="0.00537339782990576" calcext:value-type="float">
            <text:p>0.005373</text:p>
          </table:table-cell>
          <table:table-cell table:style-name="ce12" table:formula="of:=[.H52]/[.H44]-1" office:value-type="float" office:value="0.201911887542746" calcext:value-type="float">
            <text:p>0.201912</text:p>
          </table:table-cell>
          <table:table-cell table:style-name="ce12" table:formula="of:=[.I52]/[.I44]-1" office:value-type="float" office:value="0.000766175695920079" calcext:value-type="float">
            <text:p>0.0007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[.B53]/[.B44]-1" office:value-type="float" office:value="-0.189016720139075" calcext:value-type="float">
            <text:p>-0.189017</text:p>
          </table:table-cell>
          <table:table-cell table:style-name="ce12" table:formula="of:=[.C53]/[.C44]-1" office:value-type="float" office:value="-0.0108069957347686" calcext:value-type="float">
            <text:p>-0.010807</text:p>
          </table:table-cell>
          <table:table-cell table:style-name="ce12" table:formula="of:=[.D53]/[.D44]-1" office:value-type="float" office:value="0.553330348516625" calcext:value-type="float">
            <text:p>0.553330</text:p>
          </table:table-cell>
          <table:table-cell table:style-name="ce12" table:formula="of:=[.E53]/[.E44]-1" office:value-type="float" office:value="0.151080819049875" calcext:value-type="float">
            <text:p>0.151081</text:p>
          </table:table-cell>
          <table:table-cell table:style-name="ce12" table:formula="of:=[.F53]/[.F44]-1" office:value-type="float" office:value="0.0232750641465036" calcext:value-type="float">
            <text:p>0.023275</text:p>
          </table:table-cell>
          <table:table-cell table:style-name="ce12" table:formula="of:=[.G53]/[.G44]-1" office:value-type="float" office:value="0.00465951201016623" calcext:value-type="float">
            <text:p>0.004660</text:p>
          </table:table-cell>
          <table:table-cell table:style-name="ce12" table:formula="of:=[.H53]/[.H44]-1" office:value-type="float" office:value="0.189568147582298" calcext:value-type="float">
            <text:p>0.189568</text:p>
          </table:table-cell>
          <table:table-cell table:style-name="ce12" table:formula="of:=[.I53]/[.I44]-1" office:value-type="float" office:value="-0.00268047275370487" calcext:value-type="float">
            <text:p>-0.00268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MP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  <table:table-cell table:style-name="ce11" table:formula="of:=HARMEAN([.B67:.I67])" office:value-type="float" office:value="0.916965883657615" calcext:value-type="float">
            <text:p>0.916966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1" table:formula="of:=HARMEAN([.B68:.I68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  <table:table-cell table:style-name="ce11" table:formula="of:=HARMEAN([.B69:.I69])" office:value-type="float" office:value="0.924147492324596" calcext:value-type="float">
            <text:p>0.9241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  <table:table-cell table:style-name="ce11" table:formula="of:=HARMEAN([.B70:.I70])" office:value-type="float" office:value="0.923684639892063" calcext:value-type="float">
            <text:p>0.9236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  <table:table-cell table:style-name="ce11" table:formula="of:=HARMEAN([.B71:.I71])" office:value-type="float" office:value="0.923031524581844" calcext:value-type="float">
            <text:p>0.9230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  <table:table-cell table:style-name="ce11" table:formula="of:=HARMEAN([.B72:.I72])" office:value-type="float" office:value="0.922502649615755" calcext:value-type="float">
            <text:p>0.9225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  <table:table-cell table:style-name="ce11" table:formula="of:=HARMEAN([.B73:.I73])" office:value-type="float" office:value="0.923344623820772" calcext:value-type="float">
            <text:p>0.9233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  <table:table-cell table:style-name="ce11" table:formula="of:=HARMEAN([.B74:.I74])" office:value-type="float" office:value="0.923308277915703" calcext:value-type="float">
            <text:p>0.923308</text:p>
          </table:table-cell>
          <table:table-cell/>
        </table:table-row>
        <table:table-row table:style-name="ro1">
          <table:table-cell table:style-name="ce3" table:number-columns-repeated="9"/>
          <table:table-cell table:style-name="ce1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]/[.B67]-1" office:value-type="float" office:value="0" calcext:value-type="float">
            <text:p>0</text:p>
          </table:table-cell>
          <table:table-cell table:formula="of:=[.C67]/[.C67]-1" office:value-type="float" office:value="0" calcext:value-type="float">
            <text:p>0</text:p>
          </table:table-cell>
          <table:table-cell table:formula="of:=[.D67]/[.D67]-1" office:value-type="float" office:value="0" calcext:value-type="float">
            <text:p>0</text:p>
          </table:table-cell>
          <table:table-cell table:formula="of:=[.E67]/[.E67]-1" office:value-type="float" office:value="0" calcext:value-type="float">
            <text:p>0</text:p>
          </table:table-cell>
          <table:table-cell table:formula="of:=[.F67]/[.F67]-1" office:value-type="float" office:value="0" calcext:value-type="float">
            <text:p>0</text:p>
          </table:table-cell>
          <table:table-cell table:formula="of:=[.G67]/[.G67]-1" office:value-type="float" office:value="0" calcext:value-type="float">
            <text:p>0</text:p>
          </table:table-cell>
          <table:table-cell table:formula="of:=[.H67]/[.H67]-1" office:value-type="float" office:value="0" calcext:value-type="float">
            <text:p>0</text:p>
          </table:table-cell>
          <table:table-cell table:formula="of:=[.I67]/[.I67]-1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68]/[.B67]-1" office:value-type="float" office:value="0.00949317129112481" calcext:value-type="float">
            <text:p>0.009493</text:p>
          </table:table-cell>
          <table:table-cell table:style-name="ce11" table:formula="of:=[.C68]/[.C67]-1" office:value-type="float" office:value="0.000135628822167888" calcext:value-type="float">
            <text:p>0.000136</text:p>
          </table:table-cell>
          <table:table-cell table:style-name="ce11" table:formula="of:=[.D68]/[.D67]-1" office:value-type="float" office:value="0.0487622490075905" calcext:value-type="float">
            <text:p>0.048762</text:p>
          </table:table-cell>
          <table:table-cell table:style-name="ce11" table:formula="of:=[.E68]/[.E67]-1" office:value-type="float" office:value="0.063321742162197" calcext:value-type="float">
            <text:p>0.063322</text:p>
          </table:table-cell>
          <table:table-cell table:style-name="ce11" table:formula="of:=[.F68]/[.F67]-1" office:value-type="float" office:value="0.0203947395120685" calcext:value-type="float">
            <text:p>0.020395</text:p>
          </table:table-cell>
          <table:table-cell table:style-name="ce11" table:formula="of:=[.G68]/[.G67]-1" office:value-type="float" office:value="0.010224588372175" calcext:value-type="float">
            <text:p>0.010225</text:p>
          </table:table-cell>
          <table:table-cell table:style-name="ce11" table:formula="of:=[.H68]/[.H67]-1" office:value-type="float" office:value="-0.0369090554276797" calcext:value-type="float">
            <text:p>-0.036909</text:p>
          </table:table-cell>
          <table:table-cell table:style-name="ce11" table:formula="of:=[.I68]/[.I67]-1" office:value-type="float" office:value="0.00683350377901371" calcext:value-type="float">
            <text:p>0.006834</text:p>
          </table:table-cell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69]/[.B67]-1" office:value-type="float" office:value="0.00327658877321535" calcext:value-type="float">
            <text:p>0.003277</text:p>
          </table:table-cell>
          <table:table-cell table:style-name="ce11" table:formula="of:=[.C69]/[.C67]-1" office:value-type="float" office:value="0.000590333142641564" calcext:value-type="float">
            <text:p>0.000590</text:p>
          </table:table-cell>
          <table:table-cell table:style-name="ce11" table:formula="of:=[.D69]/[.D67]-1" office:value-type="float" office:value="0.0422230800512771" calcext:value-type="float">
            <text:p>0.042223</text:p>
          </table:table-cell>
          <table:table-cell table:style-name="ce11" table:formula="of:=[.E69]/[.E67]-1" office:value-type="float" office:value="0.0645669301659244" calcext:value-type="float">
            <text:p>0.064567</text:p>
          </table:table-cell>
          <table:table-cell table:style-name="ce11" table:formula="of:=[.F69]/[.F67]-1" office:value-type="float" office:value="0.0204387569354758" calcext:value-type="float">
            <text:p>0.020439</text:p>
          </table:table-cell>
          <table:table-cell table:style-name="ce11" table:formula="of:=[.G69]/[.G67]-1" office:value-type="float" office:value="0.00782167450009363" calcext:value-type="float">
            <text:p>0.007822</text:p>
          </table:table-cell>
          <table:table-cell table:style-name="ce11" table:formula="of:=[.H69]/[.H67]-1" office:value-type="float" office:value="-0.0386980459911832" calcext:value-type="float">
            <text:p>-0.038698</text:p>
          </table:table-cell>
          <table:table-cell table:style-name="ce11" table:formula="of:=[.I69]/[.I67]-1" office:value-type="float" office:value="0.00637740444874324" calcext:value-type="float">
            <text:p>0.0063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70]/[.B67]-1" office:value-type="float" office:value="0.00322595058308384" calcext:value-type="float">
            <text:p>0.003226</text:p>
          </table:table-cell>
          <table:table-cell table:style-name="ce11" table:formula="of:=[.C70]/[.C67]-1" office:value-type="float" office:value="0.00049208918812238" calcext:value-type="float">
            <text:p>0.000492</text:p>
          </table:table-cell>
          <table:table-cell table:style-name="ce11" table:formula="of:=[.D70]/[.D67]-1" office:value-type="float" office:value="0.0422230800512771" calcext:value-type="float">
            <text:p>0.042223</text:p>
          </table:table-cell>
          <table:table-cell table:style-name="ce11" table:formula="of:=[.E70]/[.E67]-1" office:value-type="float" office:value="0.0632313021913999" calcext:value-type="float">
            <text:p>0.063231</text:p>
          </table:table-cell>
          <table:table-cell table:style-name="ce11" table:formula="of:=[.F70]/[.F67]-1" office:value-type="float" office:value="0.0201106554319217" calcext:value-type="float">
            <text:p>0.020111</text:p>
          </table:table-cell>
          <table:table-cell table:style-name="ce11" table:formula="of:=[.G70]/[.G67]-1" office:value-type="float" office:value="0.00732807368212662" calcext:value-type="float">
            <text:p>0.007328</text:p>
          </table:table-cell>
          <table:table-cell table:style-name="ce11" table:formula="of:=[.H70]/[.H67]-1" office:value-type="float" office:value="-0.0409875619839096" calcext:value-type="float">
            <text:p>-0.040988</text:p>
          </table:table-cell>
          <table:table-cell table:style-name="ce11" table:formula="of:=[.I70]/[.I67]-1" office:value-type="float" office:value="0.00651139471891993" calcext:value-type="float">
            <text:p>0.0065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71]/[.B67]-1" office:value-type="float" office:value="0.0013642524164843" calcext:value-type="float">
            <text:p>0.001364</text:p>
          </table:table-cell>
          <table:table-cell table:style-name="ce11" table:formula="of:=[.C71]/[.C67]-1" office:value-type="float" office:value="0.000443112113450495" calcext:value-type="float">
            <text:p>0.000443</text:p>
          </table:table-cell>
          <table:table-cell table:style-name="ce11" table:formula="of:=[.D71]/[.D67]-1" office:value-type="float" office:value="0.0422230800512771" calcext:value-type="float">
            <text:p>0.042223</text:p>
          </table:table-cell>
          <table:table-cell table:style-name="ce11" table:formula="of:=[.E71]/[.E67]-1" office:value-type="float" office:value="0.0632313021913999" calcext:value-type="float">
            <text:p>0.063231</text:p>
          </table:table-cell>
          <table:table-cell table:style-name="ce11" table:formula="of:=[.F71]/[.F67]-1" office:value-type="float" office:value="0.0204387569354758" calcext:value-type="float">
            <text:p>0.020439</text:p>
          </table:table-cell>
          <table:table-cell table:style-name="ce11" table:formula="of:=[.G71]/[.G67]-1" office:value-type="float" office:value="0.00674497381474781" calcext:value-type="float">
            <text:p>0.006745</text:p>
          </table:table-cell>
          <table:table-cell table:style-name="ce11" table:formula="of:=[.H71]/[.H67]-1" office:value-type="float" office:value="-0.0398632169332733" calcext:value-type="float">
            <text:p>-0.039863</text:p>
          </table:table-cell>
          <table:table-cell table:style-name="ce11" table:formula="of:=[.I71]/[.I67]-1" office:value-type="float" office:value="0.00621457521313107" calcext:value-type="float">
            <text:p>0.0062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72]/[.B67]-1" office:value-type="float" office:value="0.000643402886376876" calcext:value-type="float">
            <text:p>0.000643</text:p>
          </table:table-cell>
          <table:table-cell table:style-name="ce11" table:formula="of:=[.C72]/[.C67]-1" office:value-type="float" office:value="0.000443112113450495" calcext:value-type="float">
            <text:p>0.000443</text:p>
          </table:table-cell>
          <table:table-cell table:style-name="ce11" table:formula="of:=[.D72]/[.D67]-1" office:value-type="float" office:value="0.0422230800512771" calcext:value-type="float">
            <text:p>0.042223</text:p>
          </table:table-cell>
          <table:table-cell table:style-name="ce11" table:formula="of:=[.E72]/[.E67]-1" office:value-type="float" office:value="0.0632313021913999" calcext:value-type="float">
            <text:p>0.063231</text:p>
          </table:table-cell>
          <table:table-cell table:style-name="ce11" table:formula="of:=[.F72]/[.F67]-1" office:value-type="float" office:value="0.0198334393185478" calcext:value-type="float">
            <text:p>0.019833</text:p>
          </table:table-cell>
          <table:table-cell table:style-name="ce11" table:formula="of:=[.G72]/[.G67]-1" office:value-type="float" office:value="0.0062784939208449" calcext:value-type="float">
            <text:p>0.006278</text:p>
          </table:table-cell>
          <table:table-cell table:style-name="ce11" table:formula="of:=[.H72]/[.H67]-1" office:value-type="float" office:value="-0.0415583079464331" calcext:value-type="float">
            <text:p>-0.041558</text:p>
          </table:table-cell>
          <table:table-cell table:style-name="ce11" table:formula="of:=[.I72]/[.I67]-1" office:value-type="float" office:value="0.00646214663948408" calcext:value-type="float">
            <text:p>0.0064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73]/[.B67]-1" office:value-type="float" office:value="0.00205829349299247" calcext:value-type="float">
            <text:p>0.002058</text:p>
          </table:table-cell>
          <table:table-cell table:style-name="ce11" table:formula="of:=[.C73]/[.C67]-1" office:value-type="float" office:value="0.000443112113450495" calcext:value-type="float">
            <text:p>0.000443</text:p>
          </table:table-cell>
          <table:table-cell table:style-name="ce11" table:formula="of:=[.D73]/[.D67]-1" office:value-type="float" office:value="0.0422230800512771" calcext:value-type="float">
            <text:p>0.042223</text:p>
          </table:table-cell>
          <table:table-cell table:style-name="ce11" table:formula="of:=[.E73]/[.E67]-1" office:value-type="float" office:value="0.0632313021913999" calcext:value-type="float">
            <text:p>0.063231</text:p>
          </table:table-cell>
          <table:table-cell table:style-name="ce11" table:formula="of:=[.F73]/[.F67]-1" office:value-type="float" office:value="0.0198334393185478" calcext:value-type="float">
            <text:p>0.019833</text:p>
          </table:table-cell>
          <table:table-cell table:style-name="ce11" table:formula="of:=[.G73]/[.G67]-1" office:value-type="float" office:value="0.00736875506822265" calcext:value-type="float">
            <text:p>0.007369</text:p>
          </table:table-cell>
          <table:table-cell table:style-name="ce11" table:formula="of:=[.H73]/[.H67]-1" office:value-type="float" office:value="-0.0407352579747254" calcext:value-type="float">
            <text:p>-0.040735</text:p>
          </table:table-cell>
          <table:table-cell table:style-name="ce11" table:formula="of:=[.I73]/[.I67]-1" office:value-type="float" office:value="0.00659170014574784" calcext:value-type="float">
            <text:p>0.0065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74]/[.B67]-1" office:value-type="float" office:value="0.00263318588683847" calcext:value-type="float">
            <text:p>0.002633</text:p>
          </table:table-cell>
          <table:table-cell table:style-name="ce11" table:formula="of:=[.C74]/[.C67]-1" office:value-type="float" office:value="0.000443112113450495" calcext:value-type="float">
            <text:p>0.000443</text:p>
          </table:table-cell>
          <table:table-cell table:style-name="ce11" table:formula="of:=[.D74]/[.D67]-1" office:value-type="float" office:value="0.0422230800512771" calcext:value-type="float">
            <text:p>0.042223</text:p>
          </table:table-cell>
          <table:table-cell table:style-name="ce11" table:formula="of:=[.E74]/[.E67]-1" office:value-type="float" office:value="0.0632313021913999" calcext:value-type="float">
            <text:p>0.063231</text:p>
          </table:table-cell>
          <table:table-cell table:style-name="ce11" table:formula="of:=[.F74]/[.F67]-1" office:value-type="float" office:value="0.0198334393185478" calcext:value-type="float">
            <text:p>0.019833</text:p>
          </table:table-cell>
          <table:table-cell table:style-name="ce11" table:formula="of:=[.G74]/[.G67]-1" office:value-type="float" office:value="0.00661479337923998" calcext:value-type="float">
            <text:p>0.006615</text:p>
          </table:table-cell>
          <table:table-cell table:style-name="ce11" table:formula="of:=[.H74]/[.H67]-1" office:value-type="float" office:value="-0.0407679186878884" calcext:value-type="float">
            <text:p>-0.040768</text:p>
          </table:table-cell>
          <table:table-cell table:style-name="ce11" table:formula="of:=[.I74]/[.I67]-1" office:value-type="float" office:value="0.00659170014574784" calcext:value-type="float">
            <text:p>0.00659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ext Line 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1" table:formula="of:=HARMEAN([.B86:.I86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69" calcext:value-type="float">
            <text:p>0.248669</text:p>
          </table:table-cell>
          <table:table-cell office:value-type="float" office:value="3.389206" calcext:value-type="float">
            <text:p>3.389206</text:p>
          </table:table-cell>
          <table:table-cell office:value-type="float" office:value="1.670886" calcext:value-type="float">
            <text:p>1.670886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3.298109" calcext:value-type="float">
            <text:p>3.298109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1.121431" calcext:value-type="float">
            <text:p>1.121431</text:p>
          </table:table-cell>
          <table:table-cell office:value-type="float" office:value="1.123663" calcext:value-type="float">
            <text:p>1.123663</text:p>
          </table:table-cell>
          <table:table-cell table:style-name="ce11" table:formula="of:=HARMEAN([.B87:.I87])" office:value-type="float" office:value="0.733890739955078" calcext:value-type="float">
            <text:p>0.7338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177" calcext:value-type="float">
            <text:p>0.226177</text:p>
          </table:table-cell>
          <table:table-cell office:value-type="float" office:value="3.351137" calcext:value-type="float">
            <text:p>3.351137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1.363342" calcext:value-type="float">
            <text:p>1.363342</text:p>
          </table:table-cell>
          <table:table-cell office:value-type="float" office:value="3.300546" calcext:value-type="float">
            <text:p>3.300546</text:p>
          </table:table-cell>
          <table:table-cell office:value-type="float" office:value="0.277101" calcext:value-type="float">
            <text:p>0.277101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0.76605" calcext:value-type="float">
            <text:p>0.76605</text:p>
          </table:table-cell>
          <table:table-cell table:style-name="ce11" table:formula="of:=HARMEAN([.B88:.I88])" office:value-type="float" office:value="0.656880252439518" calcext:value-type="float">
            <text:p>0.6568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3.2967" calcext:value-type="float">
            <text:p>3.2967</text:p>
          </table:table-cell>
          <table:table-cell office:value-type="float" office:value="1.681069" calcext:value-type="float">
            <text:p>1.681069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3.299948" calcext:value-type="float">
            <text:p>3.299948</text:p>
          </table:table-cell>
          <table:table-cell office:value-type="float" office:value="0.245092" calcext:value-type="float">
            <text:p>0.245092</text:p>
          </table:table-cell>
          <table:table-cell office:value-type="float" office:value="1.077804" calcext:value-type="float">
            <text:p>1.077804</text:p>
          </table:table-cell>
          <table:table-cell office:value-type="float" office:value="0.653674" calcext:value-type="float">
            <text:p>0.653674</text:p>
          </table:table-cell>
          <table:table-cell table:style-name="ce11" table:formula="of:=HARMEAN([.B89:.I89])" office:value-type="float" office:value="0.605528116371769" calcext:value-type="float">
            <text:p>0.6055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3.268015" calcext:value-type="float">
            <text:p>3.268015</text:p>
          </table:table-cell>
          <table:table-cell office:value-type="float" office:value="1.683131" calcext:value-type="float">
            <text:p>1.683131</text:p>
          </table:table-cell>
          <table:table-cell office:value-type="float" office:value="1.36946" calcext:value-type="float">
            <text:p>1.36946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0.630939" calcext:value-type="float">
            <text:p>0.630939</text:p>
          </table:table-cell>
          <table:table-cell table:style-name="ce11" table:formula="of:=HARMEAN([.B90:.I90])" office:value-type="float" office:value="0.57248594911627" calcext:value-type="float">
            <text:p>0.5724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3.222426" calcext:value-type="float">
            <text:p>3.222426</text:p>
          </table:table-cell>
          <table:table-cell office:value-type="float" office:value="1.665141" calcext:value-type="float">
            <text:p>1.665141</text:p>
          </table:table-cell>
          <table:table-cell office:value-type="float" office:value="1.359822" calcext:value-type="float">
            <text:p>1.359822</text:p>
          </table:table-cell>
          <table:table-cell office:value-type="float" office:value="3.300859" calcext:value-type="float">
            <text:p>3.30085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1.041473" calcext:value-type="float">
            <text:p>1.041473</text:p>
          </table:table-cell>
          <table:table-cell office:value-type="float" office:value="0.620145" calcext:value-type="float">
            <text:p>0.620145</text:p>
          </table:table-cell>
          <table:table-cell table:style-name="ce11" table:formula="of:=HARMEAN([.B91:.I91])" office:value-type="float" office:value="0.545461101380966" calcext:value-type="float">
            <text:p>0.545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3.162905" calcext:value-type="float">
            <text:p>3.162905</text:p>
          </table:table-cell>
          <table:table-cell office:value-type="float" office:value="1.669414" calcext:value-type="float">
            <text:p>1.669414</text:p>
          </table:table-cell>
          <table:table-cell office:value-type="float" office:value="1.339673" calcext:value-type="float">
            <text:p>1.339673</text:p>
          </table:table-cell>
          <table:table-cell office:value-type="float" office:value="3.305466" calcext:value-type="float">
            <text:p>3.305466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032009" calcext:value-type="float">
            <text:p>1.032009</text:p>
          </table:table-cell>
          <table:table-cell office:value-type="float" office:value="0.614661" calcext:value-type="float">
            <text:p>0.614661</text:p>
          </table:table-cell>
          <table:table-cell table:style-name="ce11" table:formula="of:=HARMEAN([.B92:.I92])" office:value-type="float" office:value="0.52463861102554" calcext:value-type="float">
            <text:p>0.5246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3.114474" calcext:value-type="float">
            <text:p>3.114474</text:p>
          </table:table-cell>
          <table:table-cell office:value-type="float" office:value="1.672307" calcext:value-type="float">
            <text:p>1.672307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3.3033" calcext:value-type="float">
            <text:p>3.3033</text:p>
          </table:table-cell>
          <table:table-cell office:value-type="float" office:value="0.174148" calcext:value-type="float">
            <text:p>0.174148</text:p>
          </table:table-cell>
          <table:table-cell office:value-type="float" office:value="1.02828" calcext:value-type="float">
            <text:p>1.02828</text:p>
          </table:table-cell>
          <table:table-cell office:value-type="float" office:value="0.60827" calcext:value-type="float">
            <text:p>0.60827</text:p>
          </table:table-cell>
          <table:table-cell table:style-name="ce11" table:formula="of:=HARMEAN([.B93:.I93])" office:value-type="float" office:value="0.506327241035596" calcext:value-type="float">
            <text:p>0.506327</text:p>
          </table:table-cell>
          <table:table-cell/>
        </table:table-row>
        <table:table-row table:style-name="ro1">
          <table:table-cell table:style-name="ce3" table:number-columns-repeated="9"/>
          <table:table-cell table:style-name="ce11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86]/[.B86]-1" office:value-type="float" office:value="0" calcext:value-type="float">
            <text:p>0</text:p>
          </table:table-cell>
          <table:table-cell table:formula="of:=[.C86]/[.C86]-1" office:value-type="float" office:value="0" calcext:value-type="float">
            <text:p>0</text:p>
          </table:table-cell>
          <table:table-cell table:formula="of:=[.D86]/[.D86]-1" office:value-type="float" office:value="0" calcext:value-type="float">
            <text:p>0</text:p>
          </table:table-cell>
          <table:table-cell table:formula="of:=[.E86]/[.E86]-1" office:value-type="float" office:value="0" calcext:value-type="float">
            <text:p>0</text:p>
          </table:table-cell>
          <table:table-cell table:formula="of:=[.F86]/[.F86]-1" office:value-type="float" office:value="0" calcext:value-type="float">
            <text:p>0</text:p>
          </table:table-cell>
          <table:table-cell table:formula="of:=[.G86]/[.G86]-1" office:value-type="float" office:value="0" calcext:value-type="float">
            <text:p>0</text:p>
          </table:table-cell>
          <table:table-cell table:formula="of:=[.H86]/[.H86]-1" office:value-type="float" office:value="0" calcext:value-type="float">
            <text:p>0</text:p>
          </table:table-cell>
          <table:table-cell table:formula="of:=[.I86]/[.I86]-1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]/[.B86]-1" office:value-type="float" office:value="-0.121888087687951" calcext:value-type="float">
            <text:p>-0.1218880877</text:p>
          </table:table-cell>
          <table:table-cell table:formula="of:=[.C87]/[.C86]-1" office:value-type="float" office:value="-0.00989836957204437" calcext:value-type="float">
            <text:p>-0.0098983696</text:p>
          </table:table-cell>
          <table:table-cell table:formula="of:=[.D87]/[.D86]-1" office:value-type="float" office:value="0.0396713642775408" calcext:value-type="float">
            <text:p>0.0396713643</text:p>
          </table:table-cell>
          <table:table-cell table:formula="of:=[.E87]/[.E86]-1" office:value-type="float" office:value="0.0337653607327371" calcext:value-type="float">
            <text:p>0.0337653607</text:p>
          </table:table-cell>
          <table:table-cell table:formula="of:=[.F87]/[.F86]-1" office:value-type="float" office:value="0.0313368441822861" calcext:value-type="float">
            <text:p>0.0313368442</text:p>
          </table:table-cell>
          <table:table-cell table:formula="of:=[.G87]/[.G86]-1" office:value-type="float" office:value="-0.100348660779837" calcext:value-type="float">
            <text:p>-0.1003486608</text:p>
          </table:table-cell>
          <table:table-cell table:formula="of:=[.H87]/[.H86]-1" office:value-type="float" office:value="-0.0362989195399729" calcext:value-type="float">
            <text:p>-0.0362989195</text:p>
          </table:table-cell>
          <table:table-cell table:formula="of:=[.I87]/[.I86]-1" office:value-type="float" office:value="-0.391001241667791" calcext:value-type="float">
            <text:p>-0.39100124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]/[.B86]-1" office:value-type="float" office:value="-0.201312918011484" calcext:value-type="float">
            <text:p>-0.201312918</text:p>
          </table:table-cell>
          <table:table-cell table:formula="of:=[.C88]/[.C86]-1" office:value-type="float" office:value="-0.0210196112341806" calcext:value-type="float">
            <text:p>-0.0210196112</text:p>
          </table:table-cell>
          <table:table-cell table:formula="of:=[.D88]/[.D86]-1" office:value-type="float" office:value="0.0354115942155233" calcext:value-type="float">
            <text:p>0.0354115942</text:p>
          </table:table-cell>
          <table:table-cell table:formula="of:=[.E88]/[.E86]-1" office:value-type="float" office:value="-0.0124059376964913" calcext:value-type="float">
            <text:p>-0.0124059377</text:p>
          </table:table-cell>
          <table:table-cell table:formula="of:=[.F88]/[.F86]-1" office:value-type="float" office:value="0.0320989075007729" calcext:value-type="float">
            <text:p>0.0320989075</text:p>
          </table:table-cell>
          <table:table-cell table:formula="of:=[.G88]/[.G86]-1" office:value-type="float" office:value="-0.202194461159304" calcext:value-type="float">
            <text:p>-0.2021944612</text:p>
          </table:table-cell>
          <table:table-cell table:formula="of:=[.H88]/[.H86]-1" office:value-type="float" office:value="-0.0530046722828016" calcext:value-type="float">
            <text:p>-0.0530046723</text:p>
          </table:table-cell>
          <table:table-cell table:formula="of:=[.I88]/[.I86]-1" office:value-type="float" office:value="-0.584819025970964" calcext:value-type="float">
            <text:p>-0.5848190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9]/[.B86]-1" office:value-type="float" office:value="-0.25454295056959" calcext:value-type="float">
            <text:p>-0.2545429506</text:p>
          </table:table-cell>
          <table:table-cell table:formula="of:=[.C89]/[.C86]-1" office:value-type="float" office:value="-0.036922498947588" calcext:value-type="float">
            <text:p>-0.0369224989</text:p>
          </table:table-cell>
          <table:table-cell table:formula="of:=[.D89]/[.D86]-1" office:value-type="float" office:value="0.0460075077980671" calcext:value-type="float">
            <text:p>0.0460075078</text:p>
          </table:table-cell>
          <table:table-cell table:formula="of:=[.E89]/[.E86]-1" office:value-type="float" office:value="-0.0152738056948803" calcext:value-type="float">
            <text:p>-0.0152738057</text:p>
          </table:table-cell>
          <table:table-cell table:formula="of:=[.F89]/[.F86]-1" office:value-type="float" office:value="0.0319119096080955" calcext:value-type="float">
            <text:p>0.0319119096</text:p>
          </table:table-cell>
          <table:table-cell table:formula="of:=[.G89]/[.G86]-1" office:value-type="float" office:value="-0.294352040860395" calcext:value-type="float">
            <text:p>-0.2943520409</text:p>
          </table:table-cell>
          <table:table-cell table:formula="of:=[.H89]/[.H86]-1" office:value-type="float" office:value="-0.0737897567267723" calcext:value-type="float">
            <text:p>-0.0737897567</text:p>
          </table:table-cell>
          <table:table-cell table:formula="of:=[.I89]/[.I86]-1" office:value-type="float" office:value="-0.645724158974667" calcext:value-type="float">
            <text:p>-0.6457241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/[.B86]-1" office:value-type="float" office:value="-0.284194840140402" calcext:value-type="float">
            <text:p>-0.2841948401</text:p>
          </table:table-cell>
          <table:table-cell table:formula="of:=[.C90]/[.C86]-1" office:value-type="float" office:value="-0.0453023570231449" calcext:value-type="float">
            <text:p>-0.045302357</text:p>
          </table:table-cell>
          <table:table-cell table:formula="of:=[.D90]/[.D86]-1" office:value-type="float" office:value="0.0472905410828874" calcext:value-type="float">
            <text:p>0.0472905411</text:p>
          </table:table-cell>
          <table:table-cell table:formula="of:=[.E90]/[.E86]-1" office:value-type="float" office:value="-0.00797410733171644" calcext:value-type="float">
            <text:p>-0.0079741073</text:p>
          </table:table-cell>
          <table:table-cell table:formula="of:=[.F90]/[.F86]-1" office:value-type="float" office:value="0.0331592918721271" calcext:value-type="float">
            <text:p>0.0331592919</text:p>
          </table:table-cell>
          <table:table-cell table:formula="of:=[.G90]/[.G86]-1" office:value-type="float" office:value="-0.370567962940037" calcext:value-type="float">
            <text:p>-0.3705679629</text:p>
          </table:table-cell>
          <table:table-cell table:formula="of:=[.H90]/[.H86]-1" office:value-type="float" office:value="-0.0942697721263141" calcext:value-type="float">
            <text:p>-0.0942697721</text:p>
          </table:table-cell>
          <table:table-cell table:formula="of:=[.I90]/[.I86]-1" office:value-type="float" office:value="-0.658045991028124" calcext:value-type="float">
            <text:p>-0.6580459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1]/[.B86]-1" office:value-type="float" office:value="-0.311593793478491" calcext:value-type="float">
            <text:p>-0.3115937935</text:p>
          </table:table-cell>
          <table:table-cell table:formula="of:=[.C91]/[.C86]-1" office:value-type="float" office:value="-0.0586204448671945" calcext:value-type="float">
            <text:p>-0.0586204449</text:p>
          </table:table-cell>
          <table:table-cell table:formula="of:=[.D91]/[.D86]-1" office:value-type="float" office:value="0.0360966667890381" calcext:value-type="float">
            <text:p>0.0360966668</text:p>
          </table:table-cell>
          <table:table-cell table:formula="of:=[.E91]/[.E86]-1" office:value-type="float" office:value="-0.0149557975990752" calcext:value-type="float">
            <text:p>-0.0149557976</text:p>
          </table:table-cell>
          <table:table-cell table:formula="of:=[.F91]/[.F86]-1" office:value-type="float" office:value="0.0321967843241979" calcext:value-type="float">
            <text:p>0.0321967843</text:p>
          </table:table-cell>
          <table:table-cell table:formula="of:=[.G91]/[.G86]-1" office:value-type="float" office:value="-0.425895908490221" calcext:value-type="float">
            <text:p>-0.4258959085</text:p>
          </table:table-cell>
          <table:table-cell table:formula="of:=[.H91]/[.H86]-1" office:value-type="float" office:value="-0.105010780538485" calcext:value-type="float">
            <text:p>-0.1050107805</text:p>
          </table:table-cell>
          <table:table-cell table:formula="of:=[.I91]/[.I86]-1" office:value-type="float" office:value="-0.663896083624781" calcext:value-type="float">
            <text:p>-0.66389608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2]/[.B86]-1" office:value-type="float" office:value="-0.334854124144555" calcext:value-type="float">
            <text:p>-0.3348541241</text:p>
          </table:table-cell>
          <table:table-cell table:formula="of:=[.C92]/[.C86]-1" office:value-type="float" office:value="-0.0760085408237998" calcext:value-type="float">
            <text:p>-0.0760085408</text:p>
          </table:table-cell>
          <table:table-cell table:formula="of:=[.D92]/[.D86]-1" office:value-type="float" office:value="0.0387554452691725" calcext:value-type="float">
            <text:p>0.0387554453</text:p>
          </table:table-cell>
          <table:table-cell table:formula="of:=[.E92]/[.E86]-1" office:value-type="float" office:value="-0.0295515723653139" calcext:value-type="float">
            <text:p>-0.0295515724</text:p>
          </table:table-cell>
          <table:table-cell table:formula="of:=[.F92]/[.F86]-1" office:value-type="float" office:value="0.0336374185910302" calcext:value-type="float">
            <text:p>0.0336374186</text:p>
          </table:table-cell>
          <table:table-cell table:formula="of:=[.G92]/[.G86]-1" office:value-type="float" office:value="-0.464804263392921" calcext:value-type="float">
            <text:p>-0.4648042634</text:p>
          </table:table-cell>
          <table:table-cell table:formula="of:=[.H92]/[.H86]-1" office:value-type="float" office:value="-0.113143663458142" calcext:value-type="float">
            <text:p>-0.1131436635</text:p>
          </table:table-cell>
          <table:table-cell table:formula="of:=[.I92]/[.I86]-1" office:value-type="float" office:value="-0.66686828186455" calcext:value-type="float">
            <text:p>-0.66686828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3]/[.B86]-1" office:value-type="float" office:value="-0.35382751972202" calcext:value-type="float">
            <text:p>-0.3538275197</text:p>
          </table:table-cell>
          <table:table-cell table:formula="of:=[.C93]/[.C86]-1" office:value-type="float" office:value="-0.0901568729296843" calcext:value-type="float">
            <text:p>-0.0901568729</text:p>
          </table:table-cell>
          <table:table-cell table:formula="of:=[.D93]/[.D86]-1" office:value-type="float" office:value="0.0405555496789616" calcext:value-type="float">
            <text:p>0.0405555497</text:p>
          </table:table-cell>
          <table:table-cell table:formula="of:=[.E93]/[.E86]-1" office:value-type="float" office:value="-0.0401045152803252" calcext:value-type="float">
            <text:p>-0.0401045153</text:p>
          </table:table-cell>
          <table:table-cell table:formula="of:=[.F93]/[.F86]-1" office:value-type="float" office:value="0.0329600984647098" calcext:value-type="float">
            <text:p>0.0329600985</text:p>
          </table:table-cell>
          <table:table-cell table:formula="of:=[.G93]/[.G86]-1" office:value-type="float" office:value="-0.498607948083805" calcext:value-type="float">
            <text:p>-0.4986079481</text:p>
          </table:table-cell>
          <table:table-cell table:formula="of:=[.H93]/[.H86]-1" office:value-type="float" office:value="-0.11634817744878" calcext:value-type="float">
            <text:p>-0.1163481774</text:p>
          </table:table-cell>
          <table:table-cell table:formula="of:=[.I93]/[.I86]-1" office:value-type="float" office:value="-0.670332052643246" calcext:value-type="float">
            <text:p>-0.6703320526</text:p>
          </table:table-cell>
          <table:table-cell table:number-columns-repeated="2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ld/new</text:p>
          </table:table-cell>
          <table:table-cell office:value-type="string" calcext:value-type="string">
            <text:p>use old/new sandbo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digit</text:p>
          </table:table-cell>
          <table:table-cell office:value-type="string" calcext:value-type="string">
            <text:p>score_new = score_old / _digi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text:p>limited next_line</text:p>
          </table:table-cell>
          <table:table-cell/>
          <table:table-cell office:value-type="string" calcext:value-type="string">
            <text:p>by cache_hit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Online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  <table:table-cell table:style-name="ce10" office:value-type="string" calcext:value-type="string">
            <text:p>HMEAN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1" table:formula="of:=HARMEAN([.B138:.I138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1" table:formula="of:=HARMEAN([.B139:.I139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1" table:formula="of:=HARMEAN([.B140:.I140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1" table:formula="of:=HARMEAN([.B141:.I141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1" table:formula="of:=HARMEAN([.B142:.I142])" office:value-type="float" office:value="0.770616038045656" calcext:value-type="float">
            <text:p>0.770616</text:p>
          </table:table-cell>
          <table:table-cell/>
        </table:table-row>
        <table:table-row table:style-name="ro1">
          <table:table-cell office:value-type="string" calcext:value-type="string">
            <text:p>Online-256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3.433208" calcext:value-type="float">
            <text:p>3.433208</text:p>
          </table:table-cell>
          <table:table-cell office:value-type="float" office:value="1.636267" calcext:value-type="float">
            <text:p>1.636267</text:p>
          </table:table-cell>
          <table:table-cell office:value-type="float" office:value="1.405824" calcext:value-type="float">
            <text:p>1.405824</text:p>
          </table:table-cell>
          <table:table-cell office:value-type="float" office:value="3.249654" calcext:value-type="float">
            <text:p>3.249654</text:p>
          </table:table-cell>
          <table:table-cell office:value-type="float" office:value="0.356803" calcext:value-type="float">
            <text:p>0.356803</text:p>
          </table:table-cell>
          <table:table-cell office:value-type="float" office:value="1.179634" calcext:value-type="float">
            <text:p>1.179634</text:p>
          </table:table-cell>
          <table:table-cell office:value-type="float" office:value="2.119525" calcext:value-type="float">
            <text:p>2.119525</text:p>
          </table:table-cell>
          <table:table-cell table:style-name="ce11" table:formula="of:=HARMEAN([.B143:.I143])" office:value-type="float" office:value="0.889090409442665" calcext:value-type="float">
            <text:p>0.889090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-128</text:p>
          </table:table-cell>
          <table:table-cell office:value-type="float" office:value="0.334083" calcext:value-type="float">
            <text:p>0.334083</text:p>
          </table:table-cell>
          <table:table-cell office:value-type="float" office:value="3.429763" calcext:value-type="float">
            <text:p>3.429763</text:p>
          </table:table-cell>
          <table:table-cell office:value-type="float" office:value="1.736982" calcext:value-type="float">
            <text:p>1.736982</text:p>
          </table:table-cell>
          <table:table-cell office:value-type="float" office:value="1.414961" calcext:value-type="float">
            <text:p>1.414961</text:p>
          </table:table-cell>
          <table:table-cell office:value-type="float" office:value="3.251164" calcext:value-type="float">
            <text:p>3.251164</text:p>
          </table:table-cell>
          <table:table-cell office:value-type="float" office:value="0.353188" calcext:value-type="float">
            <text:p>0.353188</text:p>
          </table:table-cell>
          <table:table-cell office:value-type="float" office:value="1.178367" calcext:value-type="float">
            <text:p>1.178367</text:p>
          </table:table-cell>
          <table:table-cell office:value-type="float" office:value="2.091162" calcext:value-type="float">
            <text:p>2.091162</text:p>
          </table:table-cell>
          <table:table-cell table:style-name="ce11" table:formula="of:=HARMEAN([.B144:.I144])" office:value-type="float" office:value="0.885636787790894" calcext:value-type="float">
            <text:p>0.885637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old_3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1" table:formula="of:=HARMEAN([.B145:.I145])" office:value-type="float" office:value="0.926196995283301" calcext:value-type="float">
            <text:p>0.926197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old_5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1" table:formula="of:=HARMEAN([.B146:.I146])" office:value-type="float" office:value="0.926196995283301" calcext:value-type="float">
            <text:p>0.926197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new_3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7851" calcext:value-type="float">
            <text:p>3.427851</text:p>
          </table:table-cell>
          <table:table-cell office:value-type="float" office:value="1.444906" calcext:value-type="float">
            <text:p>1.444906</text:p>
          </table:table-cell>
          <table:table-cell office:value-type="float" office:value="1.343744" calcext:value-type="float">
            <text:p>1.343744</text:p>
          </table:table-cell>
          <table:table-cell office:value-type="float" office:value="3.231155" calcext:value-type="float">
            <text:p>3.231155</text:p>
          </table:table-cell>
          <table:table-cell office:value-type="float" office:value="0.353072" calcext:value-type="float">
            <text:p>0.353072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7146" calcext:value-type="float">
            <text:p>2.267146</text:p>
          </table:table-cell>
          <table:table-cell table:style-name="ce11" table:formula="of:=HARMEAN([.B147:.I147])" office:value-type="float" office:value="0.878216352289492" calcext:value-type="float">
            <text:p>0.878216</text:p>
          </table:table-cell>
          <table:table-cell table:style-name="ce13"/>
        </table:table-row>
        <table:table-row table:style-name="ro1">
          <table:table-cell office:value-type="string" calcext:value-type="string">
            <text:p>Online_old_3_next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9315" calcext:value-type="float">
            <text:p>3.429315</text:p>
          </table:table-cell>
          <table:table-cell office:value-type="float" office:value="1.604483" calcext:value-type="float">
            <text:p>1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05868" calcext:value-type="float">
            <text:p>3.205868</text:p>
          </table:table-cell>
          <table:table-cell office:value-type="float" office:value="0.347842" calcext:value-type="float">
            <text:p>0.347842</text:p>
          </table:table-cell>
          <table:table-cell office:value-type="float" office:value="1.176515" calcext:value-type="float">
            <text:p>1.176515</text:p>
          </table:table-cell>
          <table:table-cell office:value-type="float" office:value="1.843991" calcext:value-type="float">
            <text:p>1.843991</text:p>
          </table:table-cell>
          <table:table-cell table:style-name="ce11" table:formula="of:=HARMEAN([.B148:.I148])" office:value-type="float" office:value="0.872235527937491" calcext:value-type="float">
            <text:p>0.872236</text:p>
          </table:table-cell>
          <table:table-cell/>
        </table:table-row>
        <table:table-row table:style-name="ro1">
          <table:table-cell office:value-type="string" calcext:value-type="string">
            <text:p>Online_miss</text:p>
          </table:table-cell>
          <table:table-cell office:value-type="float" office:value="0.338415" calcext:value-type="float">
            <text:p>0.338415</text:p>
          </table:table-cell>
          <table:table-cell office:value-type="float" office:value="3.422288" calcext:value-type="float">
            <text:p>3.422288</text:p>
          </table:table-cell>
          <table:table-cell office:value-type="float" office:value="0.604483" calcext:value-type="float">
            <text:p>0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59142" calcext:value-type="float">
            <text:p>3.259142</text:p>
          </table:table-cell>
          <table:table-cell office:value-type="float" office:value="0.347714" calcext:value-type="float">
            <text:p>0.347714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01247" calcext:value-type="float">
            <text:p>2.01247</text:p>
          </table:table-cell>
          <table:table-cell table:style-name="ce11" table:formula="of:=HARMEAN([.B149:.I149])" office:value-type="float" office:value="0.787701364406125" calcext:value-type="float">
            <text:p>0.7877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0:00:57.359281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6T20:05:15.282980579</dc:date>
    <meta:editing-duration>P2DT11H8M49S</meta:editing-duration>
    <meta:editing-cycles>95</meta:editing-cycles>
    <meta:generator>LibreOffice/4.2.7.2$Linux_X86_64 LibreOffice_project/420m0$Build-2</meta:generator>
    <meta:document-statistic meta:table-count="1" meta:cell-count="9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row-mapping="4 0 1 2 3 5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B2:Sheet1.I2 Sheet1.A12:Sheet1.I17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6:Sheet1.I16" chart:label-cell-address="Sheet1.A16:Sheet1.A16" chart:class="chart:bar">
            <chart:data-point chart:repeated="8"/>
          </chart:series>
          <chart:series chart:style-name="ch10" chart:values-cell-range-address="Sheet1.B12:Sheet1.I12" chart:label-cell-address="Sheet1.A12:Sheet1.A12" chart:class="chart:bar">
            <chart:data-point chart:repeated="8"/>
          </chart:series>
          <chart:series chart:style-name="ch11" chart:values-cell-range-address="Sheet1.B13:Sheet1.I13" chart:label-cell-address="Sheet1.A13:Sheet1.A13" chart:class="chart:bar">
            <chart:data-point chart:repeated="8"/>
          </chart:series>
          <chart:series chart:style-name="ch12" chart:values-cell-range-address="Sheet1.B14:Sheet1.I14" chart:label-cell-address="Sheet1.A14:Sheet1.A14" chart:class="chart:bar">
            <chart:data-point chart:repeated="8"/>
          </chart:series>
          <chart:series chart:style-name="ch13" chart:values-cell-range-address="Sheet1.B15:Sheet1.I15" chart:label-cell-address="Sheet1.A15:Sheet1.A15" chart:class="chart:bar">
            <chart:data-point chart:repeated="8"/>
          </chart:series>
          <chart:series chart:style-name="ch14" chart:values-cell-range-address="Sheet1.B17:Sheet1.I17" chart:label-cell-address="Sheet1.A17:Sheet1.A1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I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2:Sheet1.A12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2:Sheet1.I12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3:Sheet1.A13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3:Sheet1.I13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4:Sheet1.A14</svg:desc>
                </draw:g>
              </table:table-cell>
              <table:table-cell office:value-type="float" office:value="0.0558509451513582">
                <text:p>0.0558509451513582</text:p>
                <draw:g>
                  <svg:desc>Sheet1.B14:Sheet1.I14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5:Sheet1.A15</svg:desc>
                </draw:g>
              </table:table-cell>
              <table:table-cell office:value-type="float" office:value="0.163296479238249">
                <text:p>0.163296479238249</text:p>
                <draw:g>
                  <svg:desc>Sheet1.B15:Sheet1.I15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7:Sheet1.A17</svg:desc>
                </draw:g>
              </table:table-cell>
              <table:table-cell office:value-type="float" office:value="0.162788462528619">
                <text:p>0.162788462528619</text:p>
                <draw:g>
                  <svg:desc>Sheet1.B17:Sheet1.I17</svg:desc>
                </draw:g>
              </table:table-cell>
              <table:table-cell office:value-type="float" office:value="-0.00295326988863553">
                <text:p>-0.00295326988863553</text:p>
              </table:table-cell>
              <table:table-cell office:value-type="float" office:value="0.905904289318119">
                <text:p>0.905904289318119</text:p>
              </table:table-cell>
              <table:table-cell office:value-type="float" office:value="0.649908092246761">
                <text:p>0.649908092246761</text:p>
              </table:table-cell>
              <table:table-cell office:value-type="float" office:value="0.0341263158095355">
                <text:p>0.0341263158095355</text:p>
              </table:table-cell>
              <table:table-cell office:value-type="float" office:value="0.0858706132453564">
                <text:p>0.0858706132453564</text:p>
              </table:table-cell>
              <table:table-cell office:value-type="float" office:value="0.200553401286306">
                <text:p>0.200553401286306</text:p>
              </table:table-cell>
              <table:table-cell office:value-type="float" office:value="0.00970261642615067">
                <text:p>0.00970261642615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36cm" svg:y="0.228cm" chart:style-name="ch2">
          <text:p>IP Stride Aggressiveness</text:p>
        </chart:subtitle>
        <chart:legend chart:legend-position="end" svg:x="25.448cm" svg:y="2.89cm" style:legend-expansion="high" chart:style-name="ch3"/>
        <chart:plot-area chart:style-name="ch4" table:cell-range-address="Sheet1.B20:Sheet1.I20 Sheet1.A32:Sheet1.I41" chart:data-source-has-labels="both" svg:x="1.67cm" svg:y="1.143cm" svg:width="23.245cm" svg:height="10.06cm">
          <chartooo:coordinate-region svg:x="2.798cm" svg:y="1.371cm" svg:width="22.117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32:Sheet1.I32" chart:label-cell-address="Sheet1.A32:Sheet1.A32" chart:class="chart:bar">
            <chart:data-point chart:repeated="8"/>
          </chart:series>
          <chart:series chart:style-name="ch10" chart:values-cell-range-address="Sheet1.B33:Sheet1.I33" chart:label-cell-address="Sheet1.A33:Sheet1.A33" chart:class="chart:bar">
            <chart:data-point chart:repeated="8"/>
          </chart:series>
          <chart:series chart:style-name="ch11" chart:values-cell-range-address="Sheet1.B34:Sheet1.I34" chart:label-cell-address="Sheet1.A34:Sheet1.A34" chart:class="chart:bar">
            <chart:data-point chart:repeated="8"/>
          </chart:series>
          <chart:series chart:style-name="ch12" chart:values-cell-range-address="Sheet1.B35:Sheet1.I35" chart:label-cell-address="Sheet1.A35:Sheet1.A35" chart:class="chart:bar">
            <chart:data-point chart:repeated="8"/>
          </chart:series>
          <chart:series chart:style-name="ch13" chart:values-cell-range-address="Sheet1.B36:Sheet1.I36" chart:label-cell-address="Sheet1.A36:Sheet1.A36" chart:class="chart:bar">
            <chart:data-point chart:repeated="8"/>
          </chart:series>
          <chart:series chart:style-name="ch14" chart:values-cell-range-address="Sheet1.B37:Sheet1.I37" chart:label-cell-address="Sheet1.A37:Sheet1.A37" chart:class="chart:bar">
            <chart:data-point chart:repeated="8"/>
          </chart:series>
          <chart:series chart:style-name="ch15" chart:values-cell-range-address="Sheet1.B38:Sheet1.I38" chart:label-cell-address="Sheet1.A38:Sheet1.A38" chart:class="chart:bar">
            <chart:data-point chart:repeated="8"/>
          </chart:series>
          <chart:series chart:style-name="ch16" chart:values-cell-range-address="Sheet1.B39:Sheet1.I39" chart:label-cell-address="Sheet1.A39:Sheet1.A39" chart:class="chart:bar">
            <chart:data-point chart:repeated="8"/>
          </chart:series>
          <chart:series chart:style-name="ch17" chart:values-cell-range-address="Sheet1.B40:Sheet1.I40" chart:label-cell-address="Sheet1.A40:Sheet1.A40" chart:class="chart:bar">
            <chart:data-point chart:repeated="8"/>
          </chart:series>
          <chart:series chart:style-name="ch18" chart:values-cell-range-address="Sheet1.B41:Sheet1.I41" chart:label-cell-address="Sheet1.A41:Sheet1.A41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32:Sheet1.I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3:Sheet1.I33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0.0116357848070461">
                <text:p>0.0116357848070461</text:p>
                <draw:g>
                  <svg:desc>Sheet1.B34:Sheet1.I34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0.0207885233932552">
                <text:p>0.0207885233932552</text:p>
                <draw:g>
                  <svg:desc>Sheet1.B35:Sheet1.I35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0.0237977780847327">
                <text:p>0.0237977780847327</text:p>
                <draw:g>
                  <svg:desc>Sheet1.B36:Sheet1.I36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0.0267708559438535">
                <text:p>0.0267708559438535</text:p>
                <draw:g>
                  <svg:desc>Sheet1.B37:Sheet1.I37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0.0239359078082759">
                <text:p>0.0239359078082759</text:p>
                <draw:g>
                  <svg:desc>Sheet1.B38:Sheet1.I38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0.0268399208056251">
                <text:p>0.0268399208056251</text:p>
                <draw:g>
                  <svg:desc>Sheet1.B39:Sheet1.I39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40:Sheet1.A40</svg:desc>
                </draw:g>
              </table:table-cell>
              <table:table-cell office:value-type="float" office:value="0.0248863718583709">
                <text:p>0.0248863718583709</text:p>
                <draw:g>
                  <svg:desc>Sheet1.B40:Sheet1.I40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41:Sheet1.A41</svg:desc>
                </draw:g>
              </table:table-cell>
              <table:table-cell office:value-type="float" office:value="0.0255342660378475">
                <text:p>0.0255342660378475</text:p>
                <draw:g>
                  <svg:desc>Sheet1.B41:Sheet1.I41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072cm" svg:y="0.228cm" chart:style-name="ch2">
          <text:p>Stream Aggressiveness</text:p>
        </chart:subtitle>
        <chart:legend chart:legend-position="end" svg:x="25.448cm" svg:y="2.89cm" style:legend-expansion="high" chart:style-name="ch3"/>
        <chart:plot-area chart:style-name="ch4" table:cell-range-address="Sheet1.B20:Sheet1.I20 Sheet1.A32:Sheet1.A39 Sheet1.B55:Sheet1.I64 Sheet1.A52:Sheet1.A52 Sheet1.A64:Sheet1.A64" chart:data-source-has-labels="both" svg:x="1.67cm" svg:y="1.143cm" svg:width="23.245cm" svg:height="10.06cm">
          <chartooo:coordinate-region svg:x="2.586cm" svg:y="1.371cm" svg:width="22.329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55:Sheet1.I55" chart:label-cell-address="Sheet1.A32:Sheet1.A32" chart:class="chart:bar">
            <chart:data-point chart:repeated="8"/>
          </chart:series>
          <chart:series chart:style-name="ch10" chart:values-cell-range-address="Sheet1.B56:Sheet1.I56" chart:label-cell-address="Sheet1.A33:Sheet1.A33" chart:class="chart:bar">
            <chart:data-point chart:repeated="8"/>
          </chart:series>
          <chart:series chart:style-name="ch11" chart:values-cell-range-address="Sheet1.B57:Sheet1.I57" chart:label-cell-address="Sheet1.A34:Sheet1.A34" chart:class="chart:bar">
            <chart:data-point chart:repeated="8"/>
          </chart:series>
          <chart:series chart:style-name="ch12" chart:values-cell-range-address="Sheet1.B58:Sheet1.I58" chart:label-cell-address="Sheet1.A35:Sheet1.A35" chart:class="chart:bar">
            <chart:data-point chart:repeated="8"/>
          </chart:series>
          <chart:series chart:style-name="ch13" chart:values-cell-range-address="Sheet1.B59:Sheet1.I59" chart:label-cell-address="Sheet1.A36:Sheet1.A36" chart:class="chart:bar">
            <chart:data-point chart:repeated="8"/>
          </chart:series>
          <chart:series chart:style-name="ch14" chart:values-cell-range-address="Sheet1.B60:Sheet1.I60" chart:label-cell-address="Sheet1.A37:Sheet1.A37" chart:class="chart:bar">
            <chart:data-point chart:repeated="8"/>
          </chart:series>
          <chart:series chart:style-name="ch15" chart:values-cell-range-address="Sheet1.B61:Sheet1.I61" chart:label-cell-address="Sheet1.A38:Sheet1.A38" chart:class="chart:bar">
            <chart:data-point chart:repeated="8"/>
          </chart:series>
          <chart:series chart:style-name="ch16" chart:values-cell-range-address="Sheet1.B62:Sheet1.I62" chart:label-cell-address="Sheet1.A39:Sheet1.A39" chart:class="chart:bar">
            <chart:data-point chart:repeated="8"/>
          </chart:series>
          <chart:series chart:style-name="ch17" chart:values-cell-range-address="Sheet1.B63:Sheet1.I63" chart:label-cell-address="Sheet1.A52:Sheet1.A52" chart:class="chart:bar">
            <chart:data-point chart:repeated="8"/>
          </chart:series>
          <chart:series chart:style-name="ch18" chart:values-cell-range-address="Sheet1.B64:Sheet1.I64" chart:label-cell-address="Sheet1.A64:Sheet1.A64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55:Sheet1.I5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56:Sheet1.I56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57:Sheet1.I57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-0.112479329498396">
                <text:p>-0.112479329498396</text:p>
                <draw:g>
                  <svg:desc>Sheet1.B58:Sheet1.I58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-0.136881121648552">
                <text:p>-0.136881121648552</text:p>
                <draw:g>
                  <svg:desc>Sheet1.B59:Sheet1.I59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-0.158346642545192">
                <text:p>-0.158346642545192</text:p>
                <draw:g>
                  <svg:desc>Sheet1.B60:Sheet1.I60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-0.16672084575919">
                <text:p>-0.16672084575919</text:p>
                <draw:g>
                  <svg:desc>Sheet1.B61:Sheet1.I61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-0.170254264836827">
                <text:p>-0.170254264836827</text:p>
                <draw:g>
                  <svg:desc>Sheet1.B62:Sheet1.I62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2:Sheet1.A52</svg:desc>
                </draw:g>
              </table:table-cell>
              <table:table-cell office:value-type="float" office:value="-0.181190196882111">
                <text:p>-0.181190196882111</text:p>
                <draw:g>
                  <svg:desc>Sheet1.B63:Sheet1.I63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64:Sheet1.A64</svg:desc>
                </draw:g>
              </table:table-cell>
              <table:table-cell office:value-type="float" office:value="-0.189016720139075">
                <text:p>-0.189016720139075</text:p>
                <draw:g>
                  <svg:desc>Sheet1.B64:Sheet1.I64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239cm" svg:y="0.228cm" chart:style-name="ch2">
          <text:p>AMPM Aggressivness</text:p>
        </chart:subtitle>
        <chart:legend chart:legend-position="end" svg:x="25.659cm" svg:y="3.445cm" style:legend-expansion="high" chart:style-name="ch3"/>
        <chart:plot-area chart:style-name="ch4" table:cell-range-address="Sheet1.B20:Sheet1.I20 Sheet1.A32:Sheet1.A39 Sheet1.B76:Sheet1.I83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76:Sheet1.I76" chart:label-cell-address="Sheet1.A32:Sheet1.A32" chart:class="chart:bar">
            <chart:data-point chart:repeated="8"/>
          </chart:series>
          <chart:series chart:style-name="ch10" chart:values-cell-range-address="Sheet1.B77:Sheet1.I77" chart:label-cell-address="Sheet1.A33:Sheet1.A33" chart:class="chart:bar">
            <chart:data-point chart:repeated="8"/>
          </chart:series>
          <chart:series chart:style-name="ch11" chart:values-cell-range-address="Sheet1.B78:Sheet1.I78" chart:label-cell-address="Sheet1.A34:Sheet1.A34" chart:class="chart:bar">
            <chart:data-point chart:repeated="8"/>
          </chart:series>
          <chart:series chart:style-name="ch12" chart:values-cell-range-address="Sheet1.B79:Sheet1.I79" chart:label-cell-address="Sheet1.A35:Sheet1.A35" chart:class="chart:bar">
            <chart:data-point chart:repeated="8"/>
          </chart:series>
          <chart:series chart:style-name="ch13" chart:values-cell-range-address="Sheet1.B80:Sheet1.I80" chart:label-cell-address="Sheet1.A36:Sheet1.A36" chart:class="chart:bar">
            <chart:data-point chart:repeated="8"/>
          </chart:series>
          <chart:series chart:style-name="ch14" chart:values-cell-range-address="Sheet1.B81:Sheet1.I81" chart:label-cell-address="Sheet1.A37:Sheet1.A37" chart:class="chart:bar">
            <chart:data-point chart:repeated="8"/>
          </chart:series>
          <chart:series chart:style-name="ch15" chart:values-cell-range-address="Sheet1.B82:Sheet1.I82" chart:label-cell-address="Sheet1.A38:Sheet1.A38" chart:class="chart:bar">
            <chart:data-point chart:repeated="8"/>
          </chart:series>
          <chart:series chart:style-name="ch16" chart:values-cell-range-address="Sheet1.B83:Sheet1.I83" chart:label-cell-address="Sheet1.A39:Sheet1.A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76:Sheet1.I7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7:Sheet1.I77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8:Sheet1.I78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9:Sheet1.I79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0.0013642524164843">
                <text:p>0.0013642524164843</text:p>
                <draw:g>
                  <svg:desc>Sheet1.B80:Sheet1.I80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81:Sheet1.I81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2:Sheet1.I82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3:Sheet1.I83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67cm" svg:y="0.228cm" chart:style-name="ch2">
          <text:p>Next Line Aggressivness</text:p>
        </chart:subtitle>
        <chart:legend chart:legend-position="end" svg:x="25.659cm" svg:y="3.445cm" style:legend-expansion="high" chart:style-name="ch3"/>
        <chart:plot-area chart:style-name="ch4" table:cell-range-address="Sheet1.B20:Sheet1.I20 Sheet1.A32:Sheet1.A39 Sheet1.B95:Sheet1.I102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0:Sheet1.I20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95:Sheet1.I95" chart:label-cell-address="Sheet1.A32:Sheet1.A32" chart:class="chart:bar">
            <chart:data-point chart:repeated="8"/>
          </chart:series>
          <chart:series chart:style-name="ch10" chart:values-cell-range-address="Sheet1.B96:Sheet1.I96" chart:label-cell-address="Sheet1.A33:Sheet1.A33" chart:class="chart:bar">
            <chart:data-point chart:repeated="8"/>
          </chart:series>
          <chart:series chart:style-name="ch11" chart:values-cell-range-address="Sheet1.B97:Sheet1.I97" chart:label-cell-address="Sheet1.A34:Sheet1.A34" chart:class="chart:bar">
            <chart:data-point chart:repeated="8"/>
          </chart:series>
          <chart:series chart:style-name="ch12" chart:values-cell-range-address="Sheet1.B98:Sheet1.I98" chart:label-cell-address="Sheet1.A35:Sheet1.A35" chart:class="chart:bar">
            <chart:data-point chart:repeated="8"/>
          </chart:series>
          <chart:series chart:style-name="ch13" chart:values-cell-range-address="Sheet1.B99:Sheet1.I99" chart:label-cell-address="Sheet1.A36:Sheet1.A36" chart:class="chart:bar">
            <chart:data-point chart:repeated="8"/>
          </chart:series>
          <chart:series chart:style-name="ch14" chart:values-cell-range-address="Sheet1.B100:Sheet1.I100" chart:label-cell-address="Sheet1.A37:Sheet1.A37" chart:class="chart:bar">
            <chart:data-point chart:repeated="8"/>
          </chart:series>
          <chart:series chart:style-name="ch15" chart:values-cell-range-address="Sheet1.B101:Sheet1.I101" chart:label-cell-address="Sheet1.A38:Sheet1.A38" chart:class="chart:bar">
            <chart:data-point chart:repeated="8"/>
          </chart:series>
          <chart:series chart:style-name="ch16" chart:values-cell-range-address="Sheet1.B102:Sheet1.I102" chart:label-cell-address="Sheet1.A39:Sheet1.A39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0:Sheet1.I20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2:Sheet1.A32</svg:desc>
                </draw:g>
              </table:table-cell>
              <table:table-cell office:value-type="float" office:value="0">
                <text:p>0</text:p>
                <draw:g>
                  <svg:desc>Sheet1.B95:Sheet1.I9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3:Sheet1.A33</svg:desc>
                </draw:g>
              </table:table-cell>
              <table:table-cell office:value-type="float" office:value="-0.121888087687951">
                <text:p>-0.121888087687951</text:p>
                <draw:g>
                  <svg:desc>Sheet1.B96:Sheet1.I96</svg:desc>
                </draw:g>
              </table:table-cell>
              <table:table-cell office:value-type="float" office:value="-0.00989836957204437">
                <text:p>-0.00989836957204437</text:p>
              </table:table-cell>
              <table:table-cell office:value-type="float" office:value="0.0396713642775408">
                <text:p>0.0396713642775408</text:p>
              </table:table-cell>
              <table:table-cell office:value-type="float" office:value="0.0337653607327371">
                <text:p>0.0337653607327371</text:p>
              </table:table-cell>
              <table:table-cell office:value-type="float" office:value="0.0313368441822861">
                <text:p>0.0313368441822861</text:p>
              </table:table-cell>
              <table:table-cell office:value-type="float" office:value="-0.100348660779837">
                <text:p>-0.100348660779837</text:p>
              </table:table-cell>
              <table:table-cell office:value-type="float" office:value="-0.0362989195399729">
                <text:p>-0.0362989195399729</text:p>
              </table:table-cell>
              <table:table-cell office:value-type="float" office:value="-0.391001241667791">
                <text:p>-0.391001241667791</text:p>
              </table:table-cell>
            </table:table-row>
            <table:table-row>
              <table:table-cell office:value-type="string">
                <text:p>3</text:p>
                <draw:g>
                  <svg:desc>Sheet1.A34:Sheet1.A34</svg:desc>
                </draw:g>
              </table:table-cell>
              <table:table-cell office:value-type="float" office:value="-0.201312918011484">
                <text:p>-0.201312918011484</text:p>
                <draw:g>
                  <svg:desc>Sheet1.B97:Sheet1.I97</svg:desc>
                </draw:g>
              </table:table-cell>
              <table:table-cell office:value-type="float" office:value="-0.0210196112341806">
                <text:p>-0.0210196112341806</text:p>
              </table:table-cell>
              <table:table-cell office:value-type="float" office:value="0.0354115942155233">
                <text:p>0.0354115942155233</text:p>
              </table:table-cell>
              <table:table-cell office:value-type="float" office:value="-0.0124059376964913">
                <text:p>-0.0124059376964913</text:p>
              </table:table-cell>
              <table:table-cell office:value-type="float" office:value="0.0320989075007729">
                <text:p>0.0320989075007729</text:p>
              </table:table-cell>
              <table:table-cell office:value-type="float" office:value="-0.202194461159304">
                <text:p>-0.202194461159304</text:p>
              </table:table-cell>
              <table:table-cell office:value-type="float" office:value="-0.0530046722828016">
                <text:p>-0.0530046722828016</text:p>
              </table:table-cell>
              <table:table-cell office:value-type="float" office:value="-0.584819025970964">
                <text:p>-0.584819025970964</text:p>
              </table:table-cell>
            </table:table-row>
            <table:table-row>
              <table:table-cell office:value-type="string">
                <text:p>4</text:p>
                <draw:g>
                  <svg:desc>Sheet1.A35:Sheet1.A35</svg:desc>
                </draw:g>
              </table:table-cell>
              <table:table-cell office:value-type="float" office:value="-0.25454295056959">
                <text:p>-0.25454295056959</text:p>
                <draw:g>
                  <svg:desc>Sheet1.B98:Sheet1.I98</svg:desc>
                </draw:g>
              </table:table-cell>
              <table:table-cell office:value-type="float" office:value="-0.036922498947588">
                <text:p>-0.036922498947588</text:p>
              </table:table-cell>
              <table:table-cell office:value-type="float" office:value="0.0460075077980671">
                <text:p>0.0460075077980671</text:p>
              </table:table-cell>
              <table:table-cell office:value-type="float" office:value="-0.0152738056948803">
                <text:p>-0.0152738056948803</text:p>
              </table:table-cell>
              <table:table-cell office:value-type="float" office:value="0.0319119096080955">
                <text:p>0.0319119096080955</text:p>
              </table:table-cell>
              <table:table-cell office:value-type="float" office:value="-0.294352040860395">
                <text:p>-0.294352040860395</text:p>
              </table:table-cell>
              <table:table-cell office:value-type="float" office:value="-0.0737897567267723">
                <text:p>-0.0737897567267723</text:p>
              </table:table-cell>
              <table:table-cell office:value-type="float" office:value="-0.645724158974667">
                <text:p>-0.645724158974667</text:p>
              </table:table-cell>
            </table:table-row>
            <table:table-row>
              <table:table-cell office:value-type="string">
                <text:p>5</text:p>
                <draw:g>
                  <svg:desc>Sheet1.A36:Sheet1.A36</svg:desc>
                </draw:g>
              </table:table-cell>
              <table:table-cell office:value-type="float" office:value="-0.284194840140402">
                <text:p>-0.284194840140402</text:p>
                <draw:g>
                  <svg:desc>Sheet1.B99:Sheet1.I99</svg:desc>
                </draw:g>
              </table:table-cell>
              <table:table-cell office:value-type="float" office:value="-0.0453023570231449">
                <text:p>-0.0453023570231449</text:p>
              </table:table-cell>
              <table:table-cell office:value-type="float" office:value="0.0472905410828874">
                <text:p>0.0472905410828874</text:p>
              </table:table-cell>
              <table:table-cell office:value-type="float" office:value="-0.00797410733171644">
                <text:p>-0.00797410733171644</text:p>
              </table:table-cell>
              <table:table-cell office:value-type="float" office:value="0.0331592918721271">
                <text:p>0.0331592918721271</text:p>
              </table:table-cell>
              <table:table-cell office:value-type="float" office:value="-0.370567962940037">
                <text:p>-0.370567962940037</text:p>
              </table:table-cell>
              <table:table-cell office:value-type="float" office:value="-0.0942697721263141">
                <text:p>-0.0942697721263141</text:p>
              </table:table-cell>
              <table:table-cell office:value-type="float" office:value="-0.658045991028124">
                <text:p>-0.658045991028124</text:p>
              </table:table-cell>
            </table:table-row>
            <table:table-row>
              <table:table-cell office:value-type="string">
                <text:p>6</text:p>
                <draw:g>
                  <svg:desc>Sheet1.A37:Sheet1.A37</svg:desc>
                </draw:g>
              </table:table-cell>
              <table:table-cell office:value-type="float" office:value="-0.311593793478491">
                <text:p>-0.311593793478491</text:p>
                <draw:g>
                  <svg:desc>Sheet1.B100:Sheet1.I100</svg:desc>
                </draw:g>
              </table:table-cell>
              <table:table-cell office:value-type="float" office:value="-0.0586204448671945">
                <text:p>-0.0586204448671945</text:p>
              </table:table-cell>
              <table:table-cell office:value-type="float" office:value="0.0360966667890381">
                <text:p>0.0360966667890381</text:p>
              </table:table-cell>
              <table:table-cell office:value-type="float" office:value="-0.0149557975990752">
                <text:p>-0.0149557975990752</text:p>
              </table:table-cell>
              <table:table-cell office:value-type="float" office:value="0.0321967843241979">
                <text:p>0.0321967843241979</text:p>
              </table:table-cell>
              <table:table-cell office:value-type="float" office:value="-0.425895908490221">
                <text:p>-0.425895908490221</text:p>
              </table:table-cell>
              <table:table-cell office:value-type="float" office:value="-0.105010780538485">
                <text:p>-0.105010780538485</text:p>
              </table:table-cell>
              <table:table-cell office:value-type="float" office:value="-0.663896083624781">
                <text:p>-0.663896083624781</text:p>
              </table:table-cell>
            </table:table-row>
            <table:table-row>
              <table:table-cell office:value-type="string">
                <text:p>7</text:p>
                <draw:g>
                  <svg:desc>Sheet1.A38:Sheet1.A38</svg:desc>
                </draw:g>
              </table:table-cell>
              <table:table-cell office:value-type="float" office:value="-0.334854124144555">
                <text:p>-0.334854124144555</text:p>
                <draw:g>
                  <svg:desc>Sheet1.B101:Sheet1.I101</svg:desc>
                </draw:g>
              </table:table-cell>
              <table:table-cell office:value-type="float" office:value="-0.0760085408237998">
                <text:p>-0.0760085408237998</text:p>
              </table:table-cell>
              <table:table-cell office:value-type="float" office:value="0.0387554452691725">
                <text:p>0.0387554452691725</text:p>
              </table:table-cell>
              <table:table-cell office:value-type="float" office:value="-0.0295515723653139">
                <text:p>-0.0295515723653139</text:p>
              </table:table-cell>
              <table:table-cell office:value-type="float" office:value="0.0336374185910302">
                <text:p>0.0336374185910302</text:p>
              </table:table-cell>
              <table:table-cell office:value-type="float" office:value="-0.464804263392921">
                <text:p>-0.464804263392921</text:p>
              </table:table-cell>
              <table:table-cell office:value-type="float" office:value="-0.113143663458142">
                <text:p>-0.113143663458142</text:p>
              </table:table-cell>
              <table:table-cell office:value-type="float" office:value="-0.66686828186455">
                <text:p>-0.66686828186455</text:p>
              </table:table-cell>
            </table:table-row>
            <table:table-row>
              <table:table-cell office:value-type="string">
                <text:p>8</text:p>
                <draw:g>
                  <svg:desc>Sheet1.A39:Sheet1.A39</svg:desc>
                </draw:g>
              </table:table-cell>
              <table:table-cell office:value-type="float" office:value="-0.35382751972202">
                <text:p>-0.35382751972202</text:p>
                <draw:g>
                  <svg:desc>Sheet1.B102:Sheet1.I102</svg:desc>
                </draw:g>
              </table:table-cell>
              <table:table-cell office:value-type="float" office:value="-0.0901568729296843">
                <text:p>-0.0901568729296843</text:p>
              </table:table-cell>
              <table:table-cell office:value-type="float" office:value="0.0405555496789616">
                <text:p>0.0405555496789616</text:p>
              </table:table-cell>
              <table:table-cell office:value-type="float" office:value="-0.0401045152803252">
                <text:p>-0.0401045152803252</text:p>
              </table:table-cell>
              <table:table-cell office:value-type="float" office:value="0.0329600984647098">
                <text:p>0.0329600984647098</text:p>
              </table:table-cell>
              <table:table-cell office:value-type="float" office:value="-0.498607948083805">
                <text:p>-0.498607948083805</text:p>
              </table:table-cell>
              <table:table-cell office:value-type="float" office:value="-0.11634817744878">
                <text:p>-0.11634817744878</text:p>
              </table:table-cell>
              <table:table-cell office:value-type="float" office:value="-0.670332052643246">
                <text:p>-0.670332052643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